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2000000790000007A21B5FA76.eps"/>
  <manifest:file-entry manifest:media-type="" manifest:full-path="Pictures/200000020000007A0000007BF885BEDD.eps"/>
  <manifest:file-entry manifest:media-type="" manifest:full-path="Pictures/200000020000019C000003146980FA3A.eps"/>
  <manifest:file-entry manifest:media-type="" manifest:full-path="Pictures/200000020000009500000095186F1AAC.eps"/>
  <manifest:file-entry manifest:media-type="" manifest:full-path="Pictures/2000000200000079000000795BE0A8EB.eps"/>
  <manifest:file-entry manifest:media-type="" manifest:full-path="Pictures/20000002000000790000007A3143CEA4.eps"/>
  <manifest:file-entry manifest:media-type="" manifest:full-path="Pictures/2000000200000052000000535152144D.eps"/>
  <manifest:file-entry manifest:media-type="" manifest:full-path="Pictures/20000002000000790000007AED250E0D.eps"/>
  <manifest:file-entry manifest:media-type="" manifest:full-path="Pictures/200000020000007900000079F2C09FBA.eps"/>
  <manifest:file-entry manifest:media-type="" manifest:full-path="Pictures/20000002000000790000007AE116658E.eps"/>
  <manifest:file-entry manifest:media-type="" manifest:full-path="Pictures/20000002000000790000007A3B4233CF.eps"/>
  <manifest:file-entry manifest:media-type="" manifest:full-path="Pictures/200000020000007A00000079A8C79838.eps"/>
  <manifest:file-entry manifest:media-type="" manifest:full-path="Pictures/20000002000000790000007A7C6B86D0.eps"/>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ingbats" svg:font-family="Dingbats" style:font-pitch="variable" style:font-charset="x-symbol"/>
    <style:font-face style:name="Lohit Devanagari1" svg:font-family="'Lohit Devanagari'"/>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99cm"/>
    </style:style>
    <style:style style:name="Table1.B" style:family="table-column">
      <style:table-column-properties style:column-width="5.51cm"/>
    </style:style>
    <style:style style:name="Table1.C" style:family="table-column">
      <style:table-column-properties style:column-width="2.612cm"/>
    </style:style>
    <style:style style:name="Table1.D" style:family="table-column">
      <style:table-column-properties style:column-width="5.9cm"/>
    </style:style>
    <style:style style:name="Table1.A1" style:family="table-cell">
      <style:table-cell-properties fo:padding="0.097cm" fo:border="none"/>
    </style:style>
    <style:style style:name="Table2" style:family="table">
      <style:table-properties style:width="16.648cm" table:align="margins"/>
    </style:style>
    <style:style style:name="Table2.A" style:family="table-column">
      <style:table-column-properties style:column-width="5.549cm" style:rel-column-width="21845*"/>
    </style:style>
    <style:style style:name="Table2.A1" style:family="table-cell">
      <style:table-cell-properties fo:padding="0cm" fo:border="none"/>
    </style:style>
    <style:style style:name="Table6" style:family="table">
      <style:table-properties style:width="16.648cm" table:align="margins"/>
    </style:style>
    <style:style style:name="Table6.A" style:family="table-column">
      <style:table-column-properties style:column-width="5.549cm" style:rel-column-width="21845*"/>
    </style:style>
    <style:style style:name="Table6.A1" style:family="table-cell">
      <style:table-cell-properties fo:padding="0cm" fo:border="none"/>
    </style:style>
    <style:style style:name="Table32" style:family="table">
      <style:table-properties style:width="16.826cm" table:align="margins"/>
    </style:style>
    <style:style style:name="Table32.A" style:family="table-column">
      <style:table-column-properties style:column-width="2.096cm" style:rel-column-width="8159*"/>
    </style:style>
    <style:style style:name="Table32.B" style:family="table-column">
      <style:table-column-properties style:column-width="2.559cm" style:rel-column-width="9968*"/>
    </style:style>
    <style:style style:name="Table32.C" style:family="table-column">
      <style:table-column-properties style:column-width="8.641cm" style:rel-column-width="33658*"/>
    </style:style>
    <style:style style:name="Table32.D" style:family="table-column">
      <style:table-column-properties style:column-width="2.066cm" style:rel-column-width="8043*"/>
    </style:style>
    <style:style style:name="Table32.E" style:family="table-column">
      <style:table-column-properties style:column-width="1.466cm" style:rel-column-width="5707*"/>
    </style:style>
    <style:style style:name="Table32.A1" style:family="table-cell">
      <style:table-cell-properties fo:padding="0cm" fo:border="none"/>
    </style:style>
    <style:style style:name="Table33" style:family="table">
      <style:table-properties style:width="16.826cm" table:align="margins"/>
    </style:style>
    <style:style style:name="Table33.A" style:family="table-column">
      <style:table-column-properties style:column-width="2.24cm" style:rel-column-width="8723*"/>
    </style:style>
    <style:style style:name="Table33.B" style:family="table-column">
      <style:table-column-properties style:column-width="2.473cm" style:rel-column-width="9635*"/>
    </style:style>
    <style:style style:name="Table33.C" style:family="table-column">
      <style:table-column-properties style:column-width="8.698cm" style:rel-column-width="33875*"/>
    </style:style>
    <style:style style:name="Table33.D" style:family="table-column">
      <style:table-column-properties style:column-width="2.3cm" style:rel-column-width="8961*"/>
    </style:style>
    <style:style style:name="Table33.E" style:family="table-column">
      <style:table-column-properties style:column-width="1.115cm" style:rel-column-width="4341*"/>
    </style:style>
    <style:style style:name="Table33.A1" style:family="table-cell">
      <style:table-cell-properties fo:background-color="#cfe7f5" fo:padding="0.097cm" fo:border-left="0.002cm solid #000000" fo:border-right="none" fo:border-top="0.002cm solid #000000" fo:border-bottom="0.002cm solid #000000">
        <style:background-image/>
      </style:table-cell-properties>
    </style:style>
    <style:style style:name="Table33.E1" style:family="table-cell">
      <style:table-cell-properties fo:background-color="#cfe7f5" fo:padding="0.097cm" fo:border="0.002cm solid #000000">
        <style:background-image/>
      </style:table-cell-properties>
    </style:style>
    <style:style style:name="Table7" style:family="table">
      <style:table-properties style:width="16.826cm" table:align="margins"/>
    </style:style>
    <style:style style:name="Table7.A" style:family="table-column">
      <style:table-column-properties style:column-width="5.491cm" style:rel-column-width="21385*"/>
    </style:style>
    <style:style style:name="Table7.B" style:family="table-column">
      <style:table-column-properties style:column-width="11.335cm" style:rel-column-width="44150*"/>
    </style:style>
    <style:style style:name="Table7.A1" style:family="table-cell">
      <style:table-cell-properties fo:padding="0.097cm" fo:border="none"/>
    </style:style>
    <style:style style:name="Table5" style:family="table">
      <style:table-properties style:width="16.826cm" table:align="margins"/>
    </style:style>
    <style:style style:name="Table5.A" style:family="table-column">
      <style:table-column-properties style:column-width="5.491cm" style:rel-column-width="21385*"/>
    </style:style>
    <style:style style:name="Table5.B" style:family="table-column">
      <style:table-column-properties style:column-width="11.335cm" style:rel-column-width="44150*"/>
    </style:style>
    <style:style style:name="Table5.1" style:family="table-row">
      <style:table-row-properties style:min-row-height="0.688cm"/>
    </style:style>
    <style:style style:name="Table5.A1" style:family="table-cell">
      <style:table-cell-properties fo:padding="0.097cm" fo:border="none"/>
    </style:style>
    <style:style style:name="Table8" style:family="table">
      <style:table-properties style:width="16.826cm" table:align="margins"/>
    </style:style>
    <style:style style:name="Table8.A" style:family="table-column">
      <style:table-column-properties style:column-width="5.489cm" style:rel-column-width="21377*"/>
    </style:style>
    <style:style style:name="Table8.B" style:family="table-column">
      <style:table-column-properties style:column-width="11.337cm" style:rel-column-width="44158*"/>
    </style:style>
    <style:style style:name="Table8.A1" style:family="table-cell">
      <style:table-cell-properties fo:padding="0.097cm" fo:border="none"/>
    </style:style>
    <style:style style:name="Table10" style:family="table">
      <style:table-properties style:width="16.826cm" table:align="margins"/>
    </style:style>
    <style:style style:name="Table10.A" style:family="table-column">
      <style:table-column-properties style:column-width="5.489cm" style:rel-column-width="21377*"/>
    </style:style>
    <style:style style:name="Table10.B" style:family="table-column">
      <style:table-column-properties style:column-width="11.337cm" style:rel-column-width="44158*"/>
    </style:style>
    <style:style style:name="Table10.A1" style:family="table-cell">
      <style:table-cell-properties fo:padding="0.097cm" fo:border="none"/>
    </style:style>
    <style:style style:name="Table11" style:family="table">
      <style:table-properties style:width="16.826cm" table:align="margins"/>
    </style:style>
    <style:style style:name="Table11.A" style:family="table-column">
      <style:table-column-properties style:column-width="5.489cm" style:rel-column-width="21377*"/>
    </style:style>
    <style:style style:name="Table11.B" style:family="table-column">
      <style:table-column-properties style:column-width="11.337cm" style:rel-column-width="44158*"/>
    </style:style>
    <style:style style:name="Table11.A1" style:family="table-cell">
      <style:table-cell-properties fo:padding="0.097cm" fo:border="none"/>
    </style:style>
    <style:style style:name="Table9" style:family="table">
      <style:table-properties style:width="16.708cm" table:align="margins"/>
    </style:style>
    <style:style style:name="Table9.A" style:family="table-column">
      <style:table-column-properties style:column-width="5.569cm" style:rel-column-width="21845*"/>
    </style:style>
    <style:style style:name="Table9.1" style:family="table-row">
      <style:table-row-properties style:keep-together="false" fo:keep-together="always"/>
    </style:style>
    <style:style style:name="Table9.A1" style:family="table-cell">
      <style:table-cell-properties fo:background-color="transparent" fo:padding="0.097cm" fo:border="none">
        <style:background-image/>
      </style:table-cell-properties>
    </style:style>
    <style:style style:name="Table9.B1" style:family="table-cell">
      <style:table-cell-properties fo:padding="0.097cm" fo:border="none"/>
    </style:style>
    <style:style style:name="Table12" style:family="table">
      <style:table-properties style:width="16.826cm" table:align="margins"/>
    </style:style>
    <style:style style:name="Table12.A" style:family="table-column">
      <style:table-column-properties style:column-width="5.489cm" style:rel-column-width="21377*"/>
    </style:style>
    <style:style style:name="Table12.B" style:family="table-column">
      <style:table-column-properties style:column-width="11.337cm" style:rel-column-width="44158*"/>
    </style:style>
    <style:style style:name="Table12.A1" style:family="table-cell">
      <style:table-cell-properties fo:padding="0.097cm" fo:border="none"/>
    </style:style>
    <style:style style:name="Table13" style:family="table">
      <style:table-properties style:width="16.826cm" table:align="margins"/>
    </style:style>
    <style:style style:name="Table13.A" style:family="table-column">
      <style:table-column-properties style:column-width="5.489cm" style:rel-column-width="21377*"/>
    </style:style>
    <style:style style:name="Table13.B" style:family="table-column">
      <style:table-column-properties style:column-width="11.337cm" style:rel-column-width="44158*"/>
    </style:style>
    <style:style style:name="Table13.A1" style:family="table-cell">
      <style:table-cell-properties fo:padding="0.097cm" fo:border="none"/>
    </style:style>
    <style:style style:name="Table14" style:family="table">
      <style:table-properties style:width="16.826cm" table:align="margins"/>
    </style:style>
    <style:style style:name="Table14.A" style:family="table-column">
      <style:table-column-properties style:column-width="5.489cm" style:rel-column-width="21377*"/>
    </style:style>
    <style:style style:name="Table14.B" style:family="table-column">
      <style:table-column-properties style:column-width="11.337cm" style:rel-column-width="44158*"/>
    </style:style>
    <style:style style:name="Table14.A1" style:family="table-cell">
      <style:table-cell-properties fo:padding="0.097cm" fo:border="none"/>
    </style:style>
    <style:style style:name="Table15" style:family="table">
      <style:table-properties style:width="16.826cm" table:align="margins"/>
    </style:style>
    <style:style style:name="Table15.A" style:family="table-column">
      <style:table-column-properties style:column-width="5.489cm" style:rel-column-width="21377*"/>
    </style:style>
    <style:style style:name="Table15.B" style:family="table-column">
      <style:table-column-properties style:column-width="11.337cm" style:rel-column-width="44158*"/>
    </style:style>
    <style:style style:name="Table15.A1" style:family="table-cell">
      <style:table-cell-properties fo:padding="0.097cm" fo:border="none"/>
    </style:style>
    <style:style style:name="Table16" style:family="table">
      <style:table-properties style:width="16.826cm" table:align="margins"/>
    </style:style>
    <style:style style:name="Table16.A" style:family="table-column">
      <style:table-column-properties style:column-width="16.826cm" style:rel-column-width="65535*"/>
    </style:style>
    <style:style style:name="Table16.A1" style:family="table-cell">
      <style:table-cell-properties fo:padding="0.097cm" fo:border="none"/>
    </style:style>
    <style:style style:name="Table17" style:family="table">
      <style:table-properties style:width="16.826cm" table:align="margins"/>
    </style:style>
    <style:style style:name="Table17.A" style:family="table-column">
      <style:table-column-properties style:column-width="16.826cm" style:rel-column-width="65535*"/>
    </style:style>
    <style:style style:name="Table17.A1" style:family="table-cell">
      <style:table-cell-properties fo:padding="0.097cm" fo:border="none"/>
    </style:style>
    <style:style style:name="Table19" style:family="table">
      <style:table-properties style:width="17.316cm" fo:margin-left="0cm" table:align="left"/>
    </style:style>
    <style:style style:name="Table19.A" style:family="table-column">
      <style:table-column-properties style:column-width="3.399cm"/>
    </style:style>
    <style:style style:name="Table19.B" style:family="table-column">
      <style:table-column-properties style:column-width="3.401cm"/>
    </style:style>
    <style:style style:name="Table19.E" style:family="table-column">
      <style:table-column-properties style:column-width="3.717cm"/>
    </style:style>
    <style:style style:name="Table19.A1" style:family="table-cell">
      <style:table-cell-properties fo:padding="0.097cm" fo:border-left="0.002cm solid #000000" fo:border-right="none" fo:border-top="0.002cm solid #000000" fo:border-bottom="0.002cm solid #000000"/>
    </style:style>
    <style:style style:name="Table19.E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E2" style:family="table-cell">
      <style:table-cell-properties fo:padding="0.097cm" fo:border-left="0.002cm solid #000000" fo:border-right="0.002cm solid #000000" fo:border-top="none" fo:border-bottom="0.002cm solid #000000"/>
    </style:style>
    <style:style style:name="Table20" style:family="table">
      <style:table-properties style:width="17.316cm" fo:margin-left="0cm" table:align="left"/>
    </style:style>
    <style:style style:name="Table20.A" style:family="table-column">
      <style:table-column-properties style:column-width="3.399cm"/>
    </style:style>
    <style:style style:name="Table20.B" style:family="table-column">
      <style:table-column-properties style:column-width="3.401cm"/>
    </style:style>
    <style:style style:name="Table20.E" style:family="table-column">
      <style:table-column-properties style:column-width="3.717cm"/>
    </style:style>
    <style:style style:name="Table20.A1" style:family="table-cell">
      <style:table-cell-properties fo:padding="0.097cm" fo:border-left="0.002cm solid #000000" fo:border-right="none" fo:border-top="0.002cm solid #000000" fo:border-bottom="0.002cm solid #000000"/>
    </style:style>
    <style:style style:name="Table20.E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E2" style:family="table-cell">
      <style:table-cell-properties fo:padding="0.097cm" fo:border-left="0.002cm solid #000000" fo:border-right="0.002cm solid #000000" fo:border-top="none" fo:border-bottom="0.002cm solid #000000"/>
    </style:style>
    <style:style style:name="Table21" style:family="table">
      <style:table-properties style:width="17.344cm" fo:margin-left="0cm" table:align="left"/>
    </style:style>
    <style:style style:name="Table21.A" style:family="table-column">
      <style:table-column-properties style:column-width="3.399cm"/>
    </style:style>
    <style:style style:name="Table21.B" style:family="table-column">
      <style:table-column-properties style:column-width="3.401cm"/>
    </style:style>
    <style:style style:name="Table21.E" style:family="table-column">
      <style:table-column-properties style:column-width="3.745cm"/>
    </style:style>
    <style:style style:name="Table21.A1" style:family="table-cell">
      <style:table-cell-properties fo:padding="0.097cm" fo:border-left="0.002cm solid #000000" fo:border-right="none" fo:border-top="0.002cm solid #000000" fo:border-bottom="0.002cm solid #000000"/>
    </style:style>
    <style:style style:name="Table21.E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E2" style:family="table-cell">
      <style:table-cell-properties fo:padding="0.097cm" fo:border-left="0.002cm solid #000000" fo:border-right="0.002cm solid #000000" fo:border-top="none" fo:border-bottom="0.002cm solid #000000"/>
    </style:style>
    <style:style style:name="Table22" style:family="table">
      <style:table-properties style:width="17.374cm" fo:margin-left="0cm" table:align="left"/>
    </style:style>
    <style:style style:name="Table22.A" style:family="table-column">
      <style:table-column-properties style:column-width="5.666cm"/>
    </style:style>
    <style:style style:name="Table22.B" style:family="table-column">
      <style:table-column-properties style:column-width="5.667cm"/>
    </style:style>
    <style:style style:name="Table22.C" style:family="table-column">
      <style:table-column-properties style:column-width="6.041cm"/>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2" style:family="table-row">
      <style:table-row-properties style:min-row-height="1.034cm"/>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3" style:family="table">
      <style:table-properties style:width="17.374cm" fo:margin-left="0cm" table:align="left"/>
    </style:style>
    <style:style style:name="Table23.A" style:family="table-column">
      <style:table-column-properties style:column-width="8.498cm"/>
    </style:style>
    <style:style style:name="Table23.B" style:family="table-column">
      <style:table-column-properties style:column-width="8.876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18" style:family="table">
      <style:table-properties style:width="16.826cm" table:align="margins"/>
    </style:style>
    <style:style style:name="Table18.A" style:family="table-column">
      <style:table-column-properties style:column-width="8.507cm" style:rel-column-width="33137*"/>
    </style:style>
    <style:style style:name="Table18.B" style:family="table-column">
      <style:table-column-properties style:column-width="8.319cm" style:rel-column-width="32398*"/>
    </style:style>
    <style:style style:name="Table18.A1" style:family="table-cell">
      <style:table-cell-properties fo:padding="0.097cm" fo:border="none"/>
    </style:style>
    <style:style style:name="Table24" style:family="table">
      <style:table-properties style:width="16.826cm" table:align="margins"/>
    </style:style>
    <style:style style:name="Table24.A" style:family="table-column">
      <style:table-column-properties style:column-width="16.826cm" style:rel-column-width="65535*"/>
    </style:style>
    <style:style style:name="Table24.A1" style:family="table-cell">
      <style:table-cell-properties fo:padding="0cm" fo:border="none"/>
    </style:style>
    <style:style style:name="Table25" style:family="table">
      <style:table-properties style:width="16.826cm" table:align="margins"/>
    </style:style>
    <style:style style:name="Table25.A" style:family="table-column">
      <style:table-column-properties style:column-width="3.366cm" style:rel-column-width="13106*"/>
    </style:style>
    <style:style style:name="Table25.D" style:family="table-column">
      <style:table-column-properties style:column-width="3.366cm" style:rel-column-width="13109*"/>
    </style:style>
    <style:style style:name="Table25.E" style:family="table-column">
      <style:table-column-properties style:column-width="3.366cm" style:rel-column-width="13108*"/>
    </style:style>
    <style:style style:name="Table25.A1" style:family="table-cell">
      <style:table-cell-properties fo:padding="0cm" fo:border="none"/>
    </style:style>
    <style:style style:name="Table26" style:family="table">
      <style:table-properties style:width="16.826cm" table:align="margins"/>
    </style:style>
    <style:style style:name="Table26.A" style:family="table-column">
      <style:table-column-properties style:column-width="3.366cm" style:rel-column-width="13106*"/>
    </style:style>
    <style:style style:name="Table26.D" style:family="table-column">
      <style:table-column-properties style:column-width="3.366cm" style:rel-column-width="13109*"/>
    </style:style>
    <style:style style:name="Table26.E" style:family="table-column">
      <style:table-column-properties style:column-width="3.366cm" style:rel-column-width="13108*"/>
    </style:style>
    <style:style style:name="Table26.A1" style:family="table-cell">
      <style:table-cell-properties fo:padding="0.097cm" fo:border-left="0.002cm solid #000000" fo:border-right="none" fo:border-top="0.002cm solid #000000" fo:border-bottom="0.002cm solid #000000"/>
    </style:style>
    <style:style style:name="Table26.E1" style:family="table-cell">
      <style:table-cell-properties fo:padding="0.097cm" fo:border="0.002cm solid #000000"/>
    </style:style>
    <style:style style:name="P1" style:family="paragraph" style:parent-style-name="Standard">
      <style:paragraph-properties fo:break-before="page"/>
    </style:style>
    <style:style style:name="P2" style:family="paragraph" style:parent-style-name="Footer">
      <style:paragraph-properties fo:text-align="center" style:justify-single-word="false" fo:break-before="page"/>
    </style:style>
    <style:style style:name="P3" style:family="paragraph" style:parent-style-name="Text_20_body">
      <style:paragraph-properties fo:break-before="page"/>
    </style:style>
    <style:style style:name="P4" style:family="paragraph" style:parent-style-name="Report_20_section_20_heading">
      <style:paragraph-properties fo:break-before="page"/>
    </style:style>
    <style:style style:name="P5" style:family="paragraph" style:parent-style-name="Footer">
      <style:paragraph-properties fo:text-align="center" style:justify-single-word="false"/>
    </style:style>
    <style:style style:name="P6" style:family="paragraph" style:parent-style-name="Standard">
      <style:paragraph-properties>
        <style:tab-stops>
          <style:tab-stop style:position="9.79cm" style:type="right"/>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able_20_Contents">
      <style:text-properties style:font-name-asian="WenQuanYi Zen Hei Sharp" style:font-name-complex="Lohit Devanagari" style:font-size-complex="13.3000001907349pt"/>
    </style:style>
    <style:style style:name="P9" style:family="paragraph" style:parent-style-name="Table_20_Contents">
      <style:text-properties style:font-name-asian="WenQuanYi Zen Hei Sharp" style:font-name-complex="Lohit Devanagari" style:font-size-complex="16.1000003814697pt"/>
    </style:style>
    <style:style style:name="P10" style:family="paragraph" style:parent-style-name="Table_20_Contents">
      <style:text-properties fo:color="#3399ff" fo:font-size="14pt" fo:font-weight="bold" style:font-size-asian="14pt" style:font-weight-asian="bold" style:font-size-complex="14pt" style:font-weight-complex="bold"/>
    </style:style>
    <style:style style:name="P11" style:family="paragraph" style:parent-style-name="Table_20_Contents">
      <style:text-properties fo:color="#808080" fo:font-size="13pt" fo:font-weight="bold" style:font-size-asian="13pt" style:font-weight-asian="bold" style:font-size-complex="13pt" style:font-weight-complex="bold"/>
    </style:style>
    <style:style style:name="P12" style:family="paragraph" style:parent-style-name="Table_20_Contents">
      <style:text-properties fo:font-style="italic" style:font-style-asian="italic" style:font-style-complex="italic"/>
    </style:style>
    <style:style style:name="P13" style:family="paragraph" style:parent-style-name="FrontPage_20_Frame">
      <style:text-properties fo:font-weight="bold" style:font-weight-asian="bold" style:font-weight-complex="bold"/>
    </style:style>
    <style:style style:name="P14" style:family="paragraph" style:parent-style-name="Back_20_cover_20_text">
      <style:paragraph-properties>
        <style:tab-stops>
          <style:tab-stop style:position="2.09cm"/>
          <style:tab-stop style:position="17.992cm" style:type="right"/>
        </style:tab-stops>
      </style:paragraph-properties>
    </style:style>
    <style:style style:name="P15" style:family="paragraph" style:parent-style-name="Index_20_listing_20_light">
      <style:text-properties fo:font-weight="normal" style:font-weight-asian="normal" style:font-weight-complex="normal"/>
    </style:style>
    <style:style style:name="P16" style:family="paragraph" style:parent-style-name="Table_20_Contents">
      <style:paragraph-properties fo:margin-left="0cm" fo:margin-right="-0.199cm" fo:margin-top="0cm" fo:margin-bottom="0cm" fo:text-indent="0cm" style:auto-text-indent="false" fo:background-color="transparent" fo:padding="0cm" fo:border="none" style:shadow="none" text:number-lines="false" text:line-number="0">
        <style:background-image/>
      </style:paragraph-properties>
    </style:style>
    <style:style style:name="P17" style:family="paragraph" style:parent-style-name="Report_20_heading_20_4">
      <style:text-properties fo:font-weight="bold" style:font-weight-asian="bold" style:font-weight-complex="bold"/>
    </style:style>
    <style:style style:name="P18" style:family="paragraph" style:parent-style-name="Report_20_heading_20_4">
      <style:text-properties fo:font-weight="normal" style:font-weight-asian="normal" style:font-weight-complex="normal"/>
    </style:style>
    <style:style style:name="P19" style:family="paragraph" style:parent-style-name="Table_20_Contents">
      <style:paragraph-properties fo:background-color="#dddddd">
        <style:background-image/>
      </style:paragraph-properties>
    </style:style>
    <style:style style:name="P20" style:family="paragraph" style:parent-style-name="Table_20_Heading">
      <style:paragraph-properties fo:background-color="#00ccff">
        <style:background-image/>
      </style:paragraph-properties>
      <style:text-properties fo:font-weight="normal" style:font-weight-asian="normal" style:font-weight-complex="normal"/>
    </style:style>
    <style:style style:name="P21" style:family="paragraph" style:parent-style-name="Text_20_body" style:master-page-name="">
      <style:paragraph-properties style:page-number="auto"/>
    </style:style>
    <style:style style:name="P22" style:family="paragraph" style:parent-style-name="Text_20_body">
      <style:paragraph-properties fo:text-align="center" style:justify-single-word="false"/>
    </style:style>
    <style:style style:name="P23" style:family="paragraph" style:parent-style-name="Report_20_heading_20_4" style:master-page-name="">
      <style:paragraph-properties fo:margin-left="0cm" fo:margin-right="0cm" fo:text-indent="0cm" style:auto-text-indent="false" style:page-number="auto" fo:keep-with-next="always"/>
      <style:text-properties style:font-name="Liberation Sans" fo:font-style="normal" fo:font-weight="normal" style:font-name-asian="WenQuanYi Zen Hei Sharp" style:font-size-asian="13.3000001907349pt" style:font-style-asian="italic" style:font-weight-asian="bold" style:font-name-complex="Lohit Devanagari" style:font-size-complex="13.3000001907349pt" style:font-style-complex="italic" style:font-weight-complex="bold"/>
    </style:style>
    <style:style style:name="P24" style:family="paragraph" style:parent-style-name="Report_20_heading_20_4">
      <style:paragraph-properties fo:margin-left="0cm" fo:margin-right="0cm" fo:text-indent="0cm" style:auto-text-indent="false"/>
      <style:text-properties style:font-name="Liberation Sans" fo:font-style="normal" fo:font-weight="normal" style:font-name-asian="WenQuanYi Zen Hei Sharp" style:font-size-asian="13.3000001907349pt" style:font-style-asian="italic" style:font-weight-asian="bold" style:font-name-complex="Lohit Devanagari" style:font-size-complex="13.3000001907349pt" style:font-style-complex="italic" style:font-weight-complex="bold"/>
    </style:style>
    <style:style style:name="P25" style:family="paragraph" style:parent-style-name="Standard" style:master-page-name="Cover_20_Page">
      <style:paragraph-properties style:page-number="auto"/>
    </style:style>
    <style:style style:name="P26" style:family="paragraph" style:parent-style-name="Text_20_body" style:master-page-name="Plan">
      <style:paragraph-properties style:page-number="auto"/>
    </style:style>
    <style:style style:name="P27" style:family="paragraph" style:parent-style-name="Text_20_body" style:master-page-name="Back_20_page">
      <style:paragraph-properties style:page-number="auto"/>
    </style:style>
    <style:style style:name="P28" style:family="paragraph" style:parent-style-name="Text_20_body">
      <style:paragraph-properties fo:break-before="page"/>
    </style:style>
    <style:style style:name="P29" style:family="paragraph" style:parent-style-name="Heading_20_1" style:master-page-name="Summary">
      <style:paragraph-properties style:page-number="auto"/>
    </style:style>
    <style:style style:name="P30" style:family="paragraph" style:parent-style-name="Heading_20_2" style:list-style-name=""/>
    <style:style style:name="P31" style:family="paragraph" style:parent-style-name="Heading_20_2">
      <style:text-properties fo:font-size="14pt" style:font-size-asian="14pt" style:font-size-complex="14pt"/>
    </style:style>
    <style:style style:name="P32" style:family="paragraph" style:parent-style-name="Heading_20_2">
      <style:paragraph-properties fo:break-before="page"/>
    </style:style>
    <style:style style:name="P33" style:family="paragraph" style:parent-style-name="IndexHeading" style:master-page-name="Index_20_Page">
      <style:paragraph-properties style:page-number="auto"/>
    </style:style>
    <style:style style:name="P34" style:family="paragraph" style:parent-style-name="Heading_20_4">
      <style:paragraph-properties fo:text-align="center" style:justify-single-word="false"/>
    </style:style>
    <style:style style:name="P35" style:family="paragraph" style:parent-style-name="Back_20_cover_20_text" style:master-page-name="Back_20_page">
      <style:paragraph-properties style:page-number="auto"/>
    </style:style>
    <style:style style:name="T1" style:family="text">
      <style:text-properties style:font-name="Dingbats"/>
    </style:style>
    <style:style style:name="fr1" style:family="graphic" style:parent-style-name="Frame">
      <style:graphic-properties style:vertical-pos="from-top" style:vertical-rel="page" style:horizontal-pos="from-left" style:horizontal-rel="page" fo:background-color="transparent" style:background-transparency="100%" fo:padding="0.4cm" fo:border="0.002cm solid #ffffff" style:shadow="none">
        <style:background-image/>
        <style:columns fo:column-count="1" fo:column-gap="0cm"/>
      </style:graphic-properties>
    </style:style>
    <style:style style:name="fr2" style:family="graphic" style:parent-style-name="Frame">
      <style:graphic-properties fo:margin-left="0cm" fo:margin-right="0cm" fo:margin-top="0cm" fo:margin-bottom="0cm" style:wrap="none" style:vertical-pos="top" style:vertical-rel="paragraph-content" style:horizontal-pos="center" style:horizontal-rel="paragraph" fo:background-color="transparent" style:background-transparency="100%" fo:padding="0cm" fo:border="0.176cm solid #bfe7f7" style:shadow="none">
        <style:background-image/>
        <style:columns fo:column-count="1" fo:column-gap="0cm"/>
      </style:graphic-properties>
    </style:style>
    <style:style style:name="fr3" style:family="graphic" style:parent-style-name="Frame">
      <style:graphic-properties style:wrap="none" style:vertical-pos="top" style:vertical-rel="paragraph-content" style:horizontal-pos="center" style:horizontal-rel="paragraph" fo:background-color="#dadadb" style:background-transparency="0%" fo:padding="0.199cm" fo:border="0.002cm solid #dadadb" style:shadow="none">
        <style:background-image/>
        <style:columns fo:column-count="1" fo:column-gap="0cm"/>
      </style:graphic-properties>
    </style:style>
    <style:style style:name="fr4" style:family="graphic" style:parent-style-name="Frame">
      <style:graphic-properties style:wrap="none" style:vertical-pos="top" style:vertical-rel="paragraph-content" style:horizontal-pos="center" style:horizontal-rel="paragraph" fo:background-color="#bfe7f7" style:background-transparency="0%" fo:padding="0.199cm" fo:border="0.002cm solid #bfe7f7" style:shadow="none">
        <style:background-image/>
        <style:columns fo:column-count="1" fo:column-gap="0cm"/>
      </style:graphic-properties>
    </style:style>
    <style:style style:name="fr5" style:family="graphic" style:parent-style-name="Frame">
      <style:graphic-properties style:wrap="none" style:vertical-pos="from-top" style:vertical-rel="paragraph" style:horizontal-pos="from-left" style:horizontal-rel="paragraph" fo:background-color="#bfe7f7" style:background-transparency="0%" fo:padding="0.199cm" fo:border="0.002cm solid #bfe7f7" style:shadow="none">
        <style:background-image/>
        <style:columns fo:column-count="1" fo:column-gap="0cm"/>
      </style:graphic-properties>
    </style:style>
    <style:style style:name="fr6" style:family="graphic" style:parent-style-name="Frame">
      <style:graphic-properties style:vertical-pos="from-top" style:vertical-rel="paragraph" style:horizontal-pos="from-left" style:horizontal-rel="paragraph" fo:padding="0cm" fo:border="none" style:shadow="none"/>
    </style:style>
    <style:style style:name="fr7" style:family="graphic" style:parent-style-name="Frame">
      <style:graphic-properties style:wrap="none" style:vertical-pos="from-top" style:vertical-rel="page" style:horizontal-pos="from-left" style:horizontal-rel="page" fo:padding="0cm" fo:border="none" style:shadow="none"/>
    </style:style>
    <style:style style:name="fr8" style:family="graphic" style:parent-style-name="Graphics">
      <style:graphic-properties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199cm" style:vertical-pos="middle" style:vertical-rel="line" style:horizontal-pos="center"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199cm" style:protect="content size position"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199cm"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199cm" style:vertical-pos="middle" style:vertical-rel="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4" style:family="graphic" style:parent-style-name="Graphics">
      <style:graphic-properties style:run-through="foreground" style:protect="size position" style:wrap="run-through" style:number-wrapped-paragraphs="no-limit" style:vertical-pos="top" style:vertical-rel="paragraph-content"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protect="content size position" style:wrap="run-through" style:number-wrapped-paragraphs="no-limit" style:vertical-pos="top" style:vertical-rel="paragraph-content"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7" style:family="graphic" style:parent-style-name="Graphics">
      <style:graphic-properties style:vertical-pos="top" style:vertical-rel="paragraph-content"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198cm">
          <style:column style:rel-width="32767*" fo:start-indent="0cm" fo:end-indent="0.099cm"/>
          <style:column style:rel-width="32768*" fo:start-indent="0.099cm" fo:end-indent="0cm"/>
        </style:columns>
      </style:section-properties>
    </style:style>
    <style:style style:name="Sect3" style:family="section">
      <style:section-properties fo:margin-left="0.118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atient.dob" text:name="patient.date_of_birth_long"/>
        <text:user-field-decl office:value-type="string" office:string-value="patient.id" text:name="patient.ibs_number"/>
        <text:user-field-decl office:value-type="string" office:string-value="patient.fullname" text:name="patient.name"/>
        <text:user-field-decl office:value-type="string" office:string-value="patient.dob" text:name="patient.date_of_birth"/>
        <text:user-field-decl office:value-type="string" office:string-value="appointment.date" text:name="appointment.date"/>
        <text:user-field-decl office:value-type="string" office:string-value="appointment.type" text:name="appointment.type"/>
        <text:user-field-decl office:value-type="string" office:string-value="appointment.location.name" text:name="appointment.location.name"/>
        <text:user-field-decl office:value-type="string" office:string-value="appointment.practitioner.name" text:name="appointment.practitioner.name"/>
        <text:user-field-decl office:value-type="string" office:string-value="appointment.time" text:name="appointment.time"/>
        <text:user-field-decl office:value-type="string" office:string-value="appointment.location.address" text:name="appointment.location.address"/>
        <text:user-field-decl office:value-type="string" office:string-value="context:history mode:zebra" text:name="appointment_history_context"/>
        <text:user-field-decl office:value-type="string" office:string-value=".date" text:name="history_date"/>
        <text:user-field-decl office:value-type="string" office:string-value=".location" text:name="history_location"/>
        <text:user-field-decl office:value-type="string" office:string-value=".practitioner" text:name="history_practitioner"/>
        <text:user-field-decl office:value-type="string" office:string-value="cover.intro" text:name="cover.intro"/>
        <text:user-field-decl office:value-type="string" office:string-value="cover.medical_action_plan.xxx" text:name="cover.medical_action_plan"/>
        <text:user-field-decl office:value-type="string" office:string-value="medical_summary.intro" text:name="medical_summary.intro"/>
        <text:user-field-decl office:value-type="string" office:string-value="medical_summary.body hOffset:1" text:name="medical_summary.body"/>
        <text:user-field-decl office:value-type="string" office:string-value="medical_summary.ha_summary.health_adviser" text:name="medical_summary.ha_summary"/>
        <text:user-field-decl office:value-type="string" office:string-value="context:history" text:name="context_appointment_history"/>
        <text:user-field-decl office:value-type="string" office:string-value="context:action_plan mode:zebra" text:name="context_action_plan"/>
        <text:user-field-decl office:value-type="string" office:string-value=".plan" text:name="action_plan.plan"/>
        <text:user-field-decl office:value-type="string" office:string-value=".goals" text:name="action_plan.goals"/>
        <text:user-field-decl office:value-type="string" office:string-value=".benefits" text:name="action_plan.benefits"/>
        <text:user-field-decl office:value-type="string" office:string-value="section:report_sections.invalid" text:name="section_invalid"/>
        <text:user-field-decl office:value-type="string" office:string-value="section:report.body_composition" text:name="section_body_composition"/>
        <text:user-field-decl office:value-type="string" office:string-value="report.body_composition.intro" text:name="report.body_composition.intro"/>
        <text:user-field-decl office:value-type="string" office:string-value="report.body_composition.height" text:name="report.body_composition.height"/>
        <text:user-field-decl office:value-type="string" office:string-value="report.body_composition.weight" text:name="report.body_composition.weight"/>
        <text:user-field-decl office:value-type="string" office:string-value="report.body_composition.bmi" text:name="report.body_composition.bmi"/>
        <text:user-field-decl office:value-type="string" office:string-value="internal:remove_para" text:name="format.remove_para"/>
        <text:user-field-decl office:value-type="string" office:string-value="section:report.activity" text:name="section_activity_measurements"/>
        <text:user-field-decl office:value-type="string" office:string-value="report.activity_measurement.intro" text:name="report.activity_measurement.intro"/>
        <text:user-field-decl office:value-type="string" office:string-value="image:graphs.body_composition.bmi.current" text:name="image_current_bmi"/>
        <text:user-field-decl office:value-type="string" office:string-value="image:graphs.body_composition.bmi.historic" text:name="image_historic_bmi"/>
        <text:user-field-decl office:value-type="string" office:string-value="report.body_composition.annotation" text:name="report.body_composition.annotation"/>
        <text:user-field-decl office:value-type="string" office:string-value="graphs.body_composition.bmi.current.annotation" text:name="report.body_composition.bmi.annotation"/>
        <text:user-field-decl office:value-type="string" office:string-value="graphs.body_composition.body_fat.current.annotation" text:name="report.body_composition.body_fat.annotation"/>
        <text:user-field-decl office:value-type="string" office:string-value="image:graphs.body_composition.body_fat.current" text:name="image_current_bodyfat"/>
        <text:user-field-decl office:value-type="string" office:string-value="image:graphs.body_composition.body_fat.historic" text:name="image_historic_bodyfat"/>
        <text:user-field-decl office:value-type="string" office:string-value="graphs.body_composition.waistheight.current.annotation" text:name="report.body_composition.waistheight.annotation"/>
        <text:user-field-decl office:value-type="string" office:string-value="image:graphs.body_composition.waistheight.historic" text:name="image_historic_waistheight"/>
        <text:user-field-decl office:value-type="string" office:string-value="image:graphs.body_composition.waistheight.current" text:name="image_current_waistheight"/>
        <text:user-field-decl office:value-type="string" office:string-value="report.lung_function.fev1.current.annotation" text:name="report.activity.activity_level.annotation"/>
        <text:user-field-decl office:value-type="string" office:string-value="report.activity.bmr.annotation" text:name="report.activity.bmr.annotation"/>
        <text:user-field-decl office:value-type="string" office:string-value="section:report.lung_function" text:name="section_lung_function"/>
        <text:user-field-decl office:value-type="string" office:string-value="section:report.cardiovascular" text:name="section_cardiovascular"/>
        <text:user-field-decl office:value-type="string" office:string-value="section:report.fitness" text:name="section_fitness"/>
        <text:user-field-decl office:value-type="string" office:string-value="section:report.strength" text:name="section_strength"/>
        <text:user-field-decl office:value-type="string" office:string-value="section:report.activity" text:name="section_wellbeing"/>
        <text:user-field-decl office:value-type="string" office:string-value="section:report.activity" text:name="section_msk"/>
        <text:user-field-decl office:value-type="string" office:string-value="section:report.bloodtest" text:name="section_bloodtest"/>
        <text:user-field-decl office:value-type="string" office:string-value="section:report.urinestool" text:name="section_urinestool"/>
        <text:user-field-decl office:value-type="string" office:string-value="image:graphs.lung_function.fev1.current" text:name="image_lung_fev1"/>
        <text:user-field-decl office:value-type="string" office:string-value="image:graphs.lung_function.fvc.current" text:name="image_lung_fvc"/>
        <text:user-field-decl office:value-type="string" office:string-value="image:graphs.lung_function.fev1fvc.current" text:name="image_lung_fev1fvc"/>
        <text:user-field-decl office:value-type="string" office:string-value="image:graphs.activity.activity_level.current" text:name="graphsActivityActivityLevelCurrent"/>
        <text:user-field-decl office:value-type="string" office:string-value="image:graphs.activity.activity_level.historic" text:name="graphsActivityActivityLevelHistoric"/>
        <text:user-field-decl office:value-type="string" office:string-value="image:graphs.activity.bmr.current" text:name="images.graphs.activity.bmr.current"/>
        <text:user-field-decl office:value-type="string" office:string-value="report.activity.bmr" text:name="report.activity.bmr"/>
        <text:user-field-decl office:value-type="string" office:string-value="graphs.activity.bmr.current.annotation" text:name="graphs.activity.bmr.current.annotation"/>
        <text:user-field-decl office:value-type="string" office:string-value="report.lung_function.cml" text:name="report.lung_function.cml"/>
        <text:user-field-decl office:value-type="string" office:string-value="report.cardiovascular.diabetes_risk_score.current.annotation" text:name="report.cardiovascular.diabetes_risk_score.current.annotation"/>
        <text:user-field-decl office:value-type="string" office:string-value="image:graphs.cardiovascular.diabetes_risk_score.current" text:name="image.report.cardiovascular.diabetes_risk_score.current"/>
        <text:user-field-decl office:value-type="string" office:string-value="image:graphs.cardiovascular.diabetes_risk_score.historic" text:name="image.graphs.cardiovascular.diabetes_risk_score.historic"/>
        <text:user-field-decl office:value-type="string" office:string-value="report.cardiovascular.coronary_heart_risk_score.current.annotation" text:name="report.cardiovascular.coronary_heart_risk_score.current.annotation"/>
        <text:user-field-decl office:value-type="string" office:string-value="image:graphs.cardiovascular.coronary_heart_risk_score.current" text:name="image.graphs.cardiovascular.coronary_heart_risk_score.current"/>
        <text:user-field-decl office:value-type="string" office:string-value="image:graphs.cardiovascular.coronary_heart_risk_score.historic" text:name="image.graphs.cardiovascular.coronary_heart_risk_score.historic"/>
        <text:user-field-decl office:value-type="string" office:string-value="image:graphs.cardiovascular.blood_pressure.current" text:name="image.graphs.cardiovascular.blood_pressure.current"/>
        <text:user-field-decl office:value-type="string" office:string-value="image:graphs.cardiovascular.blood_pressure.historic" text:name="image.graphs.cardiovascular.blood_pressure.historic"/>
        <text:user-field-decl office:value-type="string" office:string-value="image:graphs.vision_and_hearing.hearing.left" text:name="image.graphs.fitness.vo2.current"/>
        <text:user-field-decl office:value-type="string" office:string-value="image:graphs.vision_and_hearing.hearing.right" text:name="image.graphs.fitness.vo2.historic"/>
        <text:user-field-decl office:value-type="string" office:string-value="report.fitness.vo2.current.annotation" text:name="report.fitness.vo2.current.annotation"/>
        <text:user-field-decl office:value-type="string" office:string-value="image:graphs.fitness.systolic_blood_pressure.current" text:name="image.graphs.fitness.systolic_blood_pressure.current"/>
        <text:user-field-decl office:value-type="string" office:string-value="image:graphs.fitness.systolic_blood_pressure" text:name="image.graphs.fitness.systolic_blood_pressure.historic"/>
        <text:user-field-decl office:value-type="string" office:string-value="image:graphs.fitness.diastolic_blood_pressure.current" text:name="image.graphs.fitness.diastolic_blood_pressure.current"/>
        <text:user-field-decl office:value-type="string" office:string-value="image:graphs.fitness.diastolic_blood_pressure" text:name="image.graphs.fitness.diastolic_blood_pressure.historic"/>
        <text:user-field-decl office:value-type="string" office:string-value="cover.medical_action_plan.introduction" text:name="cover.medical_action_plan.introduction"/>
        <text:user-field-decl office:value-type="string" office:string-value="cover.medical_action_plan.specific_concerns" text:name="cover.medical_action_plan.specific_concerns"/>
        <text:user-field-decl office:value-type="string" office:string-value="cover.medical_action_plan.issues_need_address" text:name="cover.medical_action_plan.issues_need_address"/>
        <text:user-field-decl office:value-type="string" office:string-value="cover.medical_action_plan.examination_findings" text:name="cover.medical_action_plan.examination_findings"/>
        <text:user-field-decl office:value-type="string" office:string-value="cover.medical_action_plan.outstanding_results" text:name="cover.medical_action_plan.outstanding_results"/>
        <text:user-field-decl office:value-type="string" office:string-value="graphs.vision_and_hearing.hearing.left.annotation" text:name="graphs.ecg_exercise.current.annotation"/>
        <text:user-field-decl office:value-type="string" office:string-value="manual_tests_results_annotations" text:name="manual_tests_results_annotations"/>
        <text:user-field-decl office:value-type="string" office:string-value="report.vision.far_left" text:name="report.vision.far_left"/>
        <text:user-field-decl office:value-type="string" office:string-value="report.vision.far_right" text:name="report.vision.far_right"/>
        <text:user-field-decl office:value-type="string" office:string-value="report.vision.far_both" text:name="report.vision.far_both"/>
        <text:user-field-decl office:value-type="string" office:string-value="report.vision.correction_present_far" text:name="report.vision.correction_present_far"/>
        <text:user-field-decl office:value-type="string" office:string-value="report.vision.far_left_occluded" text:name="report.vision.far_left_occluded"/>
        <text:user-field-decl office:value-type="string" office:string-value="report.vision.far_right_occluded" text:name="report.vision.far_right_occluded"/>
        <text:user-field-decl office:value-type="string" office:string-value="report.vision.middle_both" text:name="report.vision.middle_both"/>
        <text:user-field-decl office:value-type="string" office:string-value="report.vision.correction_present_middle" text:name="report.vision.correction_present_middle"/>
        <text:user-field-decl office:value-type="string" office:string-value="report.vision.middle_left" text:name="report.vision.middle_left"/>
        <text:user-field-decl office:value-type="string" office:string-value="report.vision.middle_right" text:name="report.vision.middle_right"/>
        <text:user-field-decl office:value-type="string" office:string-value="report.vision.middle_left_occluded" text:name="report.vision.middle_left_occluded"/>
        <text:user-field-decl office:value-type="string" office:string-value="report.vision.middle_right_occluded" text:name="report.vision.middle_right_occluded"/>
        <text:user-field-decl office:value-type="string" office:string-value="report.vision.near_both" text:name="report.vision.near_both"/>
        <text:user-field-decl office:value-type="string" office:string-value="report.vision.correction_present_near" text:name="report.vision.correction_present_near"/>
        <text:user-field-decl office:value-type="string" office:string-value="report.vision.near_left" text:name="report.vision.near_left"/>
        <text:user-field-decl office:value-type="string" office:string-value="report.vision.near_right" text:name="report.vision.near_right"/>
        <text:user-field-decl office:value-type="string" office:string-value="report.vision.near_left_occluded" text:name="report.vision.near_left_occluded"/>
        <text:user-field-decl office:value-type="string" office:string-value="report.vision.near_right_occluded" text:name="report.vision.near_right_occluded"/>
        <text:user-field-decl office:value-type="string" office:string-value="report.vision.horizontal_fields_left" text:name="report.vision.horizontal_fields_left"/>
        <text:user-field-decl office:value-type="string" office:string-value="report.vision.horizontal_fields_right" text:name="report.vision.horizontal_fields_right"/>
        <text:user-field-decl office:value-type="string" office:string-value="report.vision.colour" text:name="report.vision.colour"/>
        <text:user-field-decl office:value-type="string" office:string-value="report.vision.glaucoma" text:name="report.vision.glaucoma"/>
        <text:user-field-decl office:value-type="string" office:string-value="section:report.lab_test_results" text:name="section.report.lab_test_results"/>
        <text:user-field-decl office:value-type="string" office:string-value="context:report.lab_test_results.groups" text:name="context.report.lab_test_results.groups"/>
        <text:user-field-decl office:value-type="string" office:string-value=".group_name" text:name="group_name"/>
        <text:user-field-decl office:value-type="string" office:string-value=".review_notes" text:name="review_notes"/>
        <text:user-field-decl office:value-type="string" office:string-value="context:.results" text:name="context.results"/>
        <text:user-field-decl office:value-type="string" office:string-value=".observation_name" text:name="observation_name"/>
        <text:user-field-decl office:value-type="string" office:string-value=".observation_value" text:name="observation_value"/>
        <text:user-field-decl office:value-type="string" office:string-value=".reference_range" text:name="reference_range"/>
        <text:user-field-decl office:value-type="string" office:string-value=".abnormal_description" text:name="abnormal_description"/>
        <text:user-field-decl office:value-type="string" office:string-value="section:report.fitness" text:name="section.report.fitness"/>
        <text:user-field-decl office:value-type="string" office:string-value="context:report.lab_test_results_abnormal.groups" text:name="lab_test_results_abnormal.groups"/>
        <text:user-field-decl office:value-type="string" office:string-value="graphs.fitness.ecg_exercise.current.annotation" text:name="ecg_exercise.ecg_exercise.current.annotation"/>
        <text:user-field-decl office:value-type="string" office:string-value="context:action_plan" text:name="action_plan"/>
        <text:user-field-decl office:value-type="string" office:string-value=".benefits" text:name="plan"/>
        <text:user-field-decl office:value-type="string" office:string-value=".Goals" text:name="goals"/>
        <text:user-field-decl office:value-type="string" office:string-value=".previous_observation_value" text:name="previous_observation_value"/>
        <text:user-field-decl office:value-type="string" office:string-value="graphs.vision_and_hearing.hearing.right.annotation" text:name="graphs.vision_and_hearing.hearing.right.annotation"/>
        <text:user-field-decl office:value-type="string" office:string-value="graphs.vision_and_hearing.hearing.left.annotation" text:name="graphs.vision_and_hearing.hearing.left.annotation"/>
        <text:user-field-decl office:value-type="string" office:string-value="section:report.hearing" text:name="section_hearing"/>
        <text:user-field-decl office:value-type="string" office:string-value="report.lung_function.fev1.current.annotation" text:name="report.lung_function.fev1.current.annotation"/>
        <text:user-field-decl office:value-type="string" office:string-value="report.lung_function.fvc.current.annotation" text:name="report.lung_function.fvc.current.annotation"/>
        <text:user-field-decl office:value-type="string" office:string-value="report.lung_function.fev1fvc.current.annotation" text:name="report.lung_function.fev1fvc.current.annotation"/>
        <text:user-field-decl office:value-type="string" office:string-value="report.lung_function.cml.current.annotation" text:name="report.lung_function.cml.current.annotation"/>
        <text:user-field-decl office:value-type="string" office:string-value="graphs.fitness.systolic_blood_pressure.annotation" text:name="graphs.fitness.systolic_blood_pressure.annotation"/>
        <text:user-field-decl office:value-type="string" office:string-value="graphs.fitness.diastolic_blood_pressure.annotation" text:name="graphs.fitness.diastolic_blood_pressure.annotation"/>
        <text:user-field-decl office:value-type="string" office:string-value="section:report.vision" text:name="section.report.vision"/>
        <text:user-field-decl office:value-type="string" office:string-value="section:report.vision_and_hearing" text:name="section.report.vision_and_hearing"/>
      </text:user-field-decls>
      <draw:frame draw:style-name="fr1" draw:name="FrontMatter" text:anchor-type="page" text:anchor-page-number="1" svg:x="10.62cm" svg:y="18.551cm" svg:width="8.892cm" draw:z-index="1">
        <draw:text-box fo:min-height="9.58cm">
          <text:p text:style-name="FrontPage_20_Heading">YOUR HEALTH ASSESSMENT REPORT</text:p>
          <text:p text:style-name="P13"><text:user-field-get text:name="appointment.date">appointment.date</text:user-field-get></text:p>
          <text:p text:style-name="FrontPage_20_Frame"><text:user-field-get text:name="appointment.type">appointment.type</text:user-field-get></text:p>
          <text:p text:style-name="FrontPage_20_Frame"><text:user-field-get text:name="appointment.location.name">appointment.location.name</text:user-field-get></text:p>
          <text:p text:style-name="FrontPage_20_Frame"><text:user-field-get text:name="appointment.practitioner.name">appointment.practitioner.name</text:user-field-get></text:p>
          <text:p text:style-name="FrontPage_20_Frame">Customer name: <text:user-field-get text:name="patient.name">patient.fullname</text:user-field-get></text:p>
          <text:p text:style-name="FrontPage_20_Frame">ID number: <text:user-field-get text:name="patient.ibs_number">patient.id</text:user-field-get></text:p>
          <text:p text:style-name="FrontPage_20_Frame">Date of birth: <text:user-field-get text:name="patient.date_of_birth">patient.dob</text:user-field-get></text:p>
          <text:p text:style-name="FrontPage_20_Frame"/>
          <text:p text:style-name="P13">bupa.co.uk</text:p>
        </draw:text-box>
      </draw:frame>
      <draw:frame draw:style-name="fr8" draw:name="Image1" text:anchor-type="page" text:anchor-page-number="1" svg:x="15.27cm" svg:y="2cm" svg:width="3.727cm" svg:height="3.727cm" draw:z-index="3">
        <draw:image xlink:href="Pictures/200000020000009500000095186F1AAC.eps" xlink:type="simple" xlink:show="embed" xlink:actuate="onLoad"/>
      </draw:frame>
      <text:p text:style-name="P25"><draw:frame draw:style-name="fr9" draw:name="Image2" text:anchor-type="paragraph" svg:x="1.676cm" svg:y="2.515cm" svg:width="13.466cm" svg:height="25.756cm" draw:z-index="0"><draw:image xlink:href="Pictures/200000020000019C000003146980FA3A.eps" xlink:type="simple" xlink:show="embed" xlink:actuate="onLoad"/></draw:frame></text:p>
      <text:p text:style-name="P33">YOUR HEALTH <text:s/>ASSESSMENT REPORT</text:p>
      <text:p text:style-name="Index_20_listing">Your personal health report<text:tab/>p<text:bookmark-ref text:reference-format="page" text:ref-name="__RefHeading__106_1497232226">4</text:bookmark-ref></text:p>
      <text:p text:style-name="Index_20_listing">Medical action plan<text:tab/>p<text:bookmark-ref text:reference-format="page" text:ref-name="__RefHeading__108_1497232226">4</text:bookmark-ref></text:p>
      <text:p text:style-name="Index_20_listing">Previous appointment history<text:tab/>p<text:bookmark-ref text:reference-format="page" text:ref-name="__RefHeading__110_1497232226">4</text:bookmark-ref></text:p>
      <text:p text:style-name="Index_20_listing">Medical summary<text:tab/>p<text:bookmark-ref text:reference-format="page" text:ref-name="__RefHeading__112_1497232226">6</text:bookmark-ref></text:p>
      <text:p text:style-name="Index_20_listing">Health adviser's summary<text:tab/>p<text:reference-ref text:reference-format="page" text:ref-name="Health adviser's summary">6</text:reference-ref></text:p>
      <text:p text:style-name="Index_20_listing">Your goals<text:tab/>p<text:bookmark-ref text:reference-format="page" text:ref-name="__RefHeading__112_1497232226">6</text:bookmark-ref></text:p>
      <text:p text:style-name="P6"/>
      <text:p text:style-name="P6"><text:user-field-get text:name="section_invalid">section:report_sections.invalid</text:user-field-get><text:tab/></text:p>
      <text:section text:style-name="Sect1" text:name="Index: invalid">
        <text:p text:style-name="Index_20_listing">Section into</text:p>
      </text:section>
      <text:p text:style-name="P6"><text:user-field-get text:name="section_body_composition">section:report.body_composition</text:user-field-get></text:p>
      <text:section text:style-name="Sect1" text:name="Index: Body composition">
        <text:p text:style-name="Index_20_listing_20_light"><draw:frame draw:style-name="fr10" draw:name="Image3" text:anchor-type="as-char" svg:width="1cm" svg:height="0.9cm" draw:z-index="32"><draw:image xlink:href="Pictures/20000002000000790000007A3143CEA4.eps" xlink:type="simple" xlink:show="embed" xlink:actuate="onLoad"/></draw:frame>Body composition<text:tab/>p<text:bookmark-ref text:reference-format="page" text:ref-name="__RefHeading__15150_1190949096">8</text:bookmark-ref></text:p>
      </text:section>
      <text:p text:style-name="Standard"><text:user-field-get text:name="section_activity_measurements">section:report.activity</text:user-field-get></text:p>
      <text:section text:style-name="Sect1" text:name="Index: Activity measurement">
        <text:p text:style-name="Index_20_listing_20_light"><draw:frame draw:style-name="fr11" draw:name="icon_activity_measurement" text:anchor-type="as-char" svg:width="1cm" svg:height="1cm" draw:z-index="33"><draw:image xlink:href="Pictures/200000020000007A00000079A8C79838.eps" xlink:type="simple" xlink:show="embed" xlink:actuate="onLoad"/></draw:frame>Activity measurements<text:tab/>p<text:bookmark-ref text:reference-format="page" text:ref-name="__RefHeading__15353_1190949096">11</text:bookmark-ref></text:p>
      </text:section>
      <text:p text:style-name="Standard"><text:user-field-get text:name="section_lung_function">section:report.lung_function</text:user-field-get></text:p>
      <text:section text:style-name="Sect1" text:name="Index: Lung function">
        <text:p text:style-name="Index_20_listing_20_light"><draw:frame draw:style-name="fr12" draw:name="Image18" text:anchor-type="as-char" svg:width="1cm" svg:height="1cm" draw:z-index="34"><draw:image xlink:href="Pictures/20000002000000790000007A7C6B86D0.eps" xlink:type="simple" xlink:show="embed" xlink:actuate="onLoad"/></draw:frame>Lung function<text:tab/>p<text:bookmark-ref text:reference-format="page" text:ref-name="__RefHeading__7188_1697295391">13</text:bookmark-ref></text:p>
      </text:section>
      <text:p text:style-name="Standard"><text:user-field-get text:name="section_cardiovascular">section:report.cardiovascular</text:user-field-get></text:p>
      <text:section text:style-name="Sect1" text:name="Index: Cardiovascular measurements">
        <text:p text:style-name="Index_20_listing_20_light"><draw:frame draw:style-name="fr12" draw:name="Image19" text:anchor-type="as-char" svg:width="1cm" svg:height="0.97cm" draw:z-index="35"><draw:image xlink:href="Pictures/20000002000000790000007AE116658E.eps" xlink:type="simple" xlink:show="embed" xlink:actuate="onLoad"/></draw:frame>Cardiovascular measurements<text:tab/>p<text:bookmark-ref text:reference-format="page" text:ref-name="__RefHeading__7190_1697295391">15</text:bookmark-ref></text:p>
      </text:section>
      <text:p text:style-name="Standard"><text:user-field-get text:name="section_fitness">section:report.fitness</text:user-field-get></text:p>
      <text:section text:style-name="Sect1" text:name="Index: Fitness measurements">
        <text:p text:style-name="Index_20_listing_20_light"><draw:frame draw:style-name="fr12" draw:name="Image20" text:anchor-type="as-char" svg:width="1cm" svg:height="1cm" draw:z-index="36"><draw:image xlink:href="Pictures/200000020000007900000079F2C09FBA.eps" xlink:type="simple" xlink:show="embed" xlink:actuate="onLoad"/></draw:frame>Fitness measurements<text:tab/>p<text:bookmark-ref text:reference-format="page" text:ref-name="__RefHeading__7192_1697295391">18</text:bookmark-ref></text:p>
      </text:section>
      <text:p text:style-name="Standard"><text:user-field-get text:name="section_strength">section:report.strength</text:user-field-get></text:p>
      <text:section text:style-name="Sect1" text:name="Index: Strength and flexibility">
        <text:p text:style-name="Index_20_listing_20_light"><draw:frame draw:style-name="fr12" draw:name="Image21" text:anchor-type="as-char" svg:width="1cm" svg:height="1.055cm" draw:z-index="38"><draw:image xlink:href="Pictures/20000002000000790000007A3B4233CF.eps" xlink:type="simple" xlink:show="embed" xlink:actuate="onLoad"/></draw:frame>Strength and flexibility<text:tab/>p<text:bookmark-ref text:reference-format="page" text:ref-name="__RefHeading__7194_1697295391">20</text:bookmark-ref></text:p>
      </text:section>
      <text:p text:style-name="Standard"><text:user-field-get text:name="section_wellbeing">section:report.activity</text:user-field-get></text:p>
      <text:section text:style-name="Sect1" text:name="Index: Psychological wellbeing">
        <text:p text:style-name="Index_20_listing_20_light"><draw:frame draw:style-name="fr12" draw:name="Image22" text:anchor-type="as-char" svg:width="1cm" svg:height="1cm" draw:z-index="39"><draw:image xlink:href="Pictures/2000000200000079000000795BE0A8EB.eps" xlink:type="simple" xlink:show="embed" xlink:actuate="onLoad"/></draw:frame>Psychological wellbeing<text:tab/>p<text:bookmark-ref text:reference-format="page" text:ref-name="__RefHeading__7196_1697295391">21</text:bookmark-ref></text:p>
      </text:section>
      <text:p text:style-name="Standard"><text:user-field-get text:name="section_msk">section:report.activity</text:user-field-get></text:p>
      <text:section text:style-name="Sect1" text:name="Index: Musculoskeletal assessment">
        <text:p text:style-name="Index_20_listing_20_light"><draw:frame draw:style-name="fr12" draw:name="Image23" text:anchor-type="as-char" svg:width="1cm" svg:height="1cm" draw:z-index="41"><draw:image xlink:href="Pictures/200000020000007A0000007BF885BEDD.eps" xlink:type="simple" xlink:show="embed" xlink:actuate="onLoad"/></draw:frame>Musculoskeletal assessment<text:tab/>p<text:bookmark-ref text:reference-format="page" text:ref-name="__RefHeading__7198_1697295391">22</text:bookmark-ref></text:p>
      </text:section>
      <text:p text:style-name="Standard"><text:user-field-get text:name="section_bloodtest">section:report.bloodtest</text:user-field-get></text:p>
      <text:section text:style-name="Sect1" text:name="Index: Blood tests results">
        <text:p text:style-name="P15"><text:soft-page-break/><draw:frame draw:style-name="fr13" draw:name="Image24" text:anchor-type="as-char" svg:width="1cm" svg:height="0.921cm" draw:z-index="44"><draw:image xlink:href="Pictures/20000002000000790000007A21B5FA76.eps" xlink:type="simple" xlink:show="embed" xlink:actuate="onLoad"/></draw:frame>Blood tests results<text:tab/>p<text:bookmark-ref text:reference-format="page" text:ref-name="__RefHeading__7200_1697295391">23</text:bookmark-ref></text:p>
      </text:section>
      <text:p text:style-name="Standard"><text:user-field-get text:name="section_urinestool">section:report.urinestool</text:user-field-get></text:p>
      <text:section text:style-name="Sect1" text:name="Index: Urine and stool tests results">
        <text:p text:style-name="Index_20_listing_20_light"><draw:frame draw:style-name="fr12" draw:name="Image25" text:anchor-type="as-char" svg:width="1cm" svg:height="1cm" draw:z-index="45"><draw:image xlink:href="Pictures/20000002000000790000007AED250E0D.eps" xlink:type="simple" xlink:show="embed" xlink:actuate="onLoad"/></draw:frame>Urine and stool tests results<text:tab/>p<text:bookmark-ref text:reference-format="page" text:ref-name="__RefHeading__7202_1697295391">24</text:bookmark-ref></text:p>
      </text:section>
      <text:p text:style-name="Standard"><text:user-field-get text:name="section.report.vision_and_hearing">section:report.vision_and_hearing</text:user-field-get></text:p>
      <text:section text:style-name="Sect1" text:name="Section1">
        <text:p text:style-name="Index_20_listing_20_light"><draw:frame draw:style-name="fr12" draw:name="graphics12" text:anchor-type="as-char" svg:width="1cm" svg:height="1cm" draw:z-index="46"><draw:image xlink:href="Pictures/20000002000000790000007AED250E0D.eps" xlink:type="simple" xlink:show="embed" xlink:actuate="onLoad"/></draw:frame>Hearing<text:tab/>p<text:bookmark-ref text:reference-format="page" text:ref-name="__RefHeading__1624_1473625440">26</text:bookmark-ref></text:p>
      </text:section>
      <text:h text:style-name="P30" text:outline-level="2"/>
      <text:h text:style-name="P32" text:outline-level="2"/>
      <text:h text:style-name="Heading_20_2" text:outline-level="2"><text:bookmark-start text:name="__RefHeading__106_1497232226"/>Your personal health report <text:bookmark-end text:name="__RefHeading__106_1497232226"/></text:h>
      <text:p text:style-name="Text_20_body"><text:user-field-get text:name="cover.intro">cover.intro</text:user-field-get></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_20_Highlighted">Date:</text:p>
          </table:table-cell>
          <table:table-cell table:style-name="Table1.A1" office:value-type="string">
            <text:p text:style-name="Table_20_Contents"><text:user-field-get text:name="appointment.date">appointment.date</text:user-field-get></text:p>
          </table:table-cell>
          <table:table-cell table:style-name="Table1.A1" office:value-type="string">
            <text:p text:style-name="Table_20_Contents_20_Highlighted">Location:</text:p>
          </table:table-cell>
          <table:table-cell table:style-name="Table1.A1" table:number-rows-spanned="2" office:value-type="string">
            <text:p text:style-name="Table_20_Contents"><text:user-field-get text:name="appointment.location.address">appointment.location.address</text:user-field-get></text:p>
          </table:table-cell>
        </table:table-row>
        <table:table-row>
          <table:table-cell table:style-name="Table1.A1" office:value-type="string">
            <text:p text:style-name="Table_20_Contents_20_Highlighted">Time:</text:p>
          </table:table-cell>
          <table:table-cell table:style-name="Table1.A1" office:value-type="string">
            <text:p text:style-name="Table_20_Contents"><text:user-field-get text:name="appointment.time">appointment.time</text:user-field-get></text:p>
          </table:table-cell>
          <table:table-cell table:style-name="Table1.A1" office:value-type="string">
            <text:p text:style-name="Table_20_Contents"/>
          </table:table-cell>
          <table:covered-table-cell/>
        </table:table-row>
      </table:table>
      <text:p text:style-name="Standard"/>
      <text:h text:style-name="Heading_20_2" text:outline-level="2"><text:bookmark-start text:name="__RefHeading__108_1497232226"/>Medical action plan <text:bookmark-end text:name="__RefHeading__108_1497232226"/></text:h>
      <text:h text:style-name="P31" text:outline-level="2">Introduction</text:h>
      <text:p text:style-name="Text_20_body"><text:user-field-get text:name="cover.medical_action_plan.introduction">cover.medical_action_plan.introduction</text:user-field-get></text:p>
      <text:h text:style-name="P31" text:outline-level="2">Specific Concerns</text:h>
      <text:p text:style-name="Text_20_body"><text:user-field-get text:name="cover.medical_action_plan.specific_concerns">cover.medical_action_plan.specific_concerns</text:user-field-get></text:p>
      <text:h text:style-name="P31" text:outline-level="2">Medical Issues you need to address</text:h>
      <text:p text:style-name="Text_20_body"><text:user-field-get text:name="cover.medical_action_plan.issues_need_address">cover.medical_action_plan.issues_need_address</text:user-field-get></text:p>
      <text:h text:style-name="P31" text:outline-level="2">Examination Findings</text:h>
      <text:p text:style-name="Text_20_body"><text:user-field-get text:name="cover.medical_action_plan.examination_findings">cover.medical_action_plan.examination_findings</text:user-field-get></text:p>
      <text:h text:style-name="P31" text:outline-level="2">Examination Results</text:h>
      <text:p text:style-name="Text_20_body"><text:user-field-get text:name="cover.medical_action_plan.outstanding_results">cover.medical_action_plan.outstanding_results</text:user-field-get></text:p>
      <text:p text:style-name="Text_20_body">For full details, please see page <text:bookmark-ref text:reference-format="page" text:ref-name="__RefHeading__21076_915921995">24</text:bookmark-ref>.</text:p>
      <text:h text:style-name="Heading_20_2" text:outline-level="2"><text:bookmark-start text:name="__RefHeading__110_1497232226"/>Previous appointment history<text:bookmark-end text:name="__RefHeading__110_1497232226"/></text:h>
      <text:p text:style-name="Standard"><draw:frame draw:style-name="fr2" draw:name="Appointment History box" text:anchor-type="paragraph" svg:width="17cm" style:rel-width="100%" draw:z-index="4"><draw:text-box fo:min-height="0.39cm"><table:table table:name="Table2" table:style-name="Table2"><table:table-column table:style-name="Table2.A" table:number-columns-repeated="3"/><table:table-row><table:table-cell table:style-name="Table2.A1" office:value-type="string"><text:p text:style-name="Zebra_20_table_20_header">Date</text:p></table:table-cell><table:table-cell table:style-name="Table2.A1" office:value-type="string"><text:p text:style-name="Zebra_20_table_20_header">Bupa location</text:p></table:table-cell><table:table-cell table:style-name="Table2.A1" office:value-type="string"><text:p text:style-name="Zebra_20_table_20_header">Doctor</text:p></table:table-cell></table:table-row></table:table><text:p text:style-name="Standard"><text:user-field-get text:name="appointment_history_context">context:history mode:zebra</text:user-field-get></text:p><table:table table:name="Table6" table:style-name="Table6"><table:table-column table:style-name="Table6.A" table:number-columns-repeated="3"/><table:table-row><table:table-cell table:style-name="Table6.A1" office:value-type="string"><text:p text:style-name="Table_20_Contents_20_Zebra_20_1"><text:user-field-get text:name="history_date">.date</text:user-field-get></text:p></table:table-cell><table:table-cell table:style-name="Table6.A1" office:value-type="string"><text:p text:style-name="Table_20_Contents_20_Zebra_20_1"><text:user-field-get text:name="history_location">.location</text:user-field-get></text:p></table:table-cell><table:table-cell table:style-name="Table6.A1" office:value-type="string"><text:p text:style-name="Table_20_Contents_20_Zebra_20_1"><text:user-field-get text:name="history_practitioner">.practitioner</text:user-field-get></text:p></table:table-cell></table:table-row><table:table-row><table:table-cell table:style-name="Table6.A1" office:value-type="string"><text:p text:style-name="Table_20_Contents_20_Zebra_20_1"><text:user-field-get text:name="history_date">.date</text:user-field-get></text:p></table:table-cell><table:table-cell table:style-name="Table6.A1" office:value-type="string"><text:p text:style-name="Table_20_Contents_20_Zebra_20_2"><text:user-field-get text:name="history_location">.location</text:user-field-get></text:p></table:table-cell><table:table-cell table:style-name="Table6.A1" office:value-type="string"><text:p text:style-name="Table_20_Contents_20_Zebra_20_2"><text:user-field-get text:name="history_practitioner">.practitioner</text:user-field-get></text:p></table:table-cell></table:table-row></table:table><text:p text:style-name="Standard"><text:user-field-get text:name="format.remove_para">internal:remove_para</text:user-field-get></text:p></draw:text-box></draw:frame></text:p>
      <text:p text:style-name="Standard"/>
      <text:p text:style-name="Standard"/>
      <text:p text:style-name="Standard"/>
      <text:p text:style-name="Standard"/>
      <text:p text:style-name="Standard"/>
      <text:p text:style-name="Standard"><text:soft-page-break/></text:p>
      <text:p text:style-name="Standard"/>
      <text:p text:style-name="Standard"/>
      <text:h text:style-name="P29" text:outline-level="1"><text:bookmark-start text:name="__RefHeading__112_1497232226"/>Medical summary<text:bookmark-end text:name="__RefHeading__112_1497232226"/></text:h>
      <text:p text:style-name="Medical_20_summary_20_intro"><text:user-field-get text:name="medical_summary.intro">medical_summary.intro</text:user-field-get></text:p>
      <text:section text:style-name="Sect2" text:name="Medical summary">
        <text:p text:style-name="Text_20_body"><text:user-field-get text:name="medical_summary.body">medical_summary.body hOffset:1</text:user-field-get></text:p>
      </text:section>
      <text:p text:style-name="Text_20_body"/>
      <text:p text:style-name="Standard"><draw:frame draw:style-name="fr3" draw:name="Frame4" text:anchor-type="paragraph" svg:width="17cm" style:rel-width="100%" draw:z-index="5"><draw:text-box fo:min-height="0.499cm"><text:h text:style-name="Heading_20_4" text:outline-level="4"><text:reference-mark text:name="Health adviser's summary"/>Health adviser's summary</text:h><text:p text:style-name="Text_20_body"><text:user-field-get text:name="medical_summary.ha_summary">medical_summary.ha_summary.health_adviser</text:user-field-get></text:p></draw:text-box></draw:frame></text:p>
      <text:p text:style-name="P26"/>
      <text:p text:style-name="Table_20_Contents"/>
      <table:table table:name="Table32" table:style-name="Table32">
        <table:table-column table:style-name="Table32.A"/>
        <table:table-column table:style-name="Table32.B"/>
        <table:table-column table:style-name="Table32.C"/>
        <table:table-column table:style-name="Table32.D"/>
        <table:table-column table:style-name="Table32.E"/>
        <table:table-header-rows>
          <table:table-row>
            <table:table-cell table:style-name="Table32.A1" office:value-type="string">
              <text:p text:style-name="Zebra_20_table_20_header">Plan</text:p>
            </table:table-cell>
            <table:table-cell table:style-name="Table32.A1" office:value-type="string">
              <text:p text:style-name="Zebra_20_table_20_header">Goal</text:p>
            </table:table-cell>
            <table:table-cell table:style-name="Table32.A1" office:value-type="string">
              <text:p text:style-name="Zebra_20_table_20_header">Health Benefits</text:p>
            </table:table-cell>
            <table:table-cell table:style-name="Table32.A1" office:value-type="string">
              <text:p text:style-name="Zebra_20_table_20_header">My Notes</text:p>
            </table:table-cell>
            <table:table-cell table:style-name="Table32.A1" office:value-type="string">
              <text:p text:style-name="Zebra_20_table_20_header">Tick <text:span text:style-name="T1">3</text:span></text:p>
            </table:table-cell>
          </table:table-row>
        </table:table-header-rows>
      </table:table>
      <text:p text:style-name="Table_20_Contents"><text:user-field-get text:name="action_plan">context:action_plan</text:user-field-get></text:p>
      <table:table table:name="Table33" table:style-name="Table33">
        <table:table-column table:style-name="Table33.A"/>
        <table:table-column table:style-name="Table33.B"/>
        <table:table-column table:style-name="Table33.C"/>
        <table:table-column table:style-name="Table33.D"/>
        <table:table-column table:style-name="Table33.E"/>
        <table:table-row>
          <table:table-cell table:style-name="Table33.A1" office:value-type="string">
            <text:p text:style-name="Table_20_Contents"><text:user-field-get text:name="action_plan.plan">.plan</text:user-field-get></text:p>
          </table:table-cell>
          <table:table-cell table:style-name="Table33.A1" office:value-type="string">
            <text:p text:style-name="Table_20_Contents"><text:user-field-get text:name="action_plan.goals">.goals</text:user-field-get></text:p>
          </table:table-cell>
          <table:table-cell table:style-name="Table33.A1" office:value-type="string">
            <text:p text:style-name="Table_20_Contents"><text:user-field-get text:name="action_plan.benefits">.benefits</text:user-field-get></text:p>
          </table:table-cell>
          <table:table-cell table:style-name="Table33.A1" office:value-type="string">
            <text:p text:style-name="Table_20_Contents"/>
          </table:table-cell>
          <table:table-cell table:style-name="Table33.E1" office:value-type="string">
            <text:p text:style-name="Table_20_Contents"/>
          </table:table-cell>
        </table:table-row>
      </table:table>
      <text:p text:style-name="Table_20_Contents"/>
      <text:p text:style-name="Table_20_Content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
      <text:p text:style-name="Text_20_body"><text:user-field-get text:name="section_body_composition">section:report.body_composition</text:user-field-get></text:p>
      <text:section text:style-name="Sect1" text:name="Report: Body composition">
        <text:h text:style-name="Report_20_section_20_heading" text:outline-level="2"><draw:frame draw:style-name="fr14" draw:name="icon_body_composition" text:anchor-type="paragraph" svg:x="-2.6cm" svg:width="2cm" svg:height="2cm" draw:z-index="8"><draw:image xlink:href="Pictures/20000002000000790000007A3143CEA4.eps" xlink:type="simple" xlink:show="embed" xlink:actuate="onLoad"/></draw:frame><text:bookmark-start text:name="__RefHeading__15150_1190949096"/>Body composition<text:bookmark-end text:name="__RefHeading__15150_1190949096"/></text:h>
        <text:p text:style-name="Text_20_body">Excessive weight and fat deposited on the torso are major contributors to heart disease, diabetes and cancer. Being overweight is also a major cause of low energy levels and poor self-image.</text:p>
        <text:p text:style-name="Report_20_heading_20_4">Height and Weight</text:p>
        <text:p text:style-name="Report_20_heading_20_5">Height</text:p>
        <text:p text:style-name="Text_20_body"><text:user-field-get text:name="report.body_composition.height">report.body_composition.height</text:user-field-get> cm</text:p>
        <text:p text:style-name="Report_20_heading_20_5">Weight</text:p>
        <text:p text:style-name="Text_20_body"><text:user-field-get text:name="report.body_composition.weight">report.body_composition.weight</text:user-field-get> kg</text:p>
        <text:p text:style-name="P23"/>
        <text:p text:style-name="P24">Body mass index (BMI)</text:p>
        <text:p text:style-name="Text_20_body"><text:user-field-get text:name="report.body_composition.bmi.annotation">graphs.body_composition.bmi.current.annotation</text:user-field-get></text:p>
        <text:p text:style-name="Text_20_body"><draw:frame draw:style-name="fr4" draw:name="Frame2" text:anchor-type="paragraph" svg:width="17cm" style:rel-width="100%" draw:z-index="2"><draw:text-box fo:min-height="0.499cm"><text:p text:style-name="Information_20_box_20_heading">Information</text:p><text:p text:style-name="Information_20_box_20_content">The body mass index (BMI) is a well-established measure to see if your weight is reasonable for your height. BMI can be raised in well-muscled, fit individuals and for this reason it is also very important to consider body fat percentage alongside the BMI for an overall assessment of body composition.The body mass index (BMI) is a well-established measure to see if your weight is reasonable for your height. BMI can be raised in well-muscled, fit individuals and for this reason it is also very important to consider body fat percentage alongside the BMI for an overall assessment of body composition.</text:p><text:p text:style-name="Information_20_box_20_content">South Asian and Chinese adults, who have a higher risk of developing type 2 diabetes than white populations are advised to maintain a BMI lower than the standard 25. For these groups, a BMI score of 23 or more means an increased risk of developing type 2 diabetes. Black people and other minority groups are also advised to maintain a BMI below 25 to reduce their risk of type 2 diabetes.</text:p></draw:text-box></draw:frame></text:p>
        <table:table table:name="Table7" table:style-name="Table7">
          <table:table-column table:style-name="Table7.A"/>
          <table:table-column table:style-name="Table7.B"/>
          <table:table-row>
            <table:table-cell table:style-name="Table7.A1" office:value-type="string">
              <text:p text:style-name="Table_20_Contents"><text:user-field-get text:name="image_current_bmi">image:graphs.body_composition.bmi.current</text:user-field-get></text:p>
              <text:p text:style-name="Table_20_Contents"><text:soft-page-break/><draw:frame draw:style-name="fr15" draw:name="Image4" text:anchor-type="as-char" svg:width="3.75cm" svg:height="5.001cm" draw:z-index="37"><draw:image xlink:href="Pictures/2000000200000052000000535152144D.eps" xlink:type="simple" xlink:show="embed" xlink:actuate="onLoad"/></draw:frame></text:p>
            </table:table-cell>
            <table:table-cell table:style-name="Table7.A1" office:value-type="string">
              <text:p text:style-name="Table_20_Contents"><text:user-field-get text:name="image_historic_bmi">image:graphs.body_composition.bmi.historic</text:user-field-get></text:p>
              <text:p text:style-name="Table_20_Contents"><text:soft-page-break/><draw:frame draw:style-name="fr15" draw:name="Image5" text:anchor-type="as-char" svg:width="9.999cm" svg:height="5.001cm" draw:z-index="40"><draw:image xlink:href="Pictures/2000000200000052000000535152144D.eps" xlink:type="simple" xlink:show="embed" xlink:actuate="onLoad"/></draw:frame></text:p>
            </table:table-cell>
          </table:table-row>
          <table:table-row>
            <table:table-cell table:style-name="Table7.A1" office:value-type="string">
              <text:p text:style-name="Table_20_Contents"/>
            </table:table-cell>
            <table:table-cell table:style-name="Table7.A1" office:value-type="string">
              <text:p text:style-name="Table_20_Contents"/>
            </table:table-cell>
          </table:table-row>
        </table:table>
        <text:p text:style-name="Standard"/>
        <text:p text:style-name="Report_20_heading_20_4">Body fat percentage</text:p>
        <text:p text:style-name="Text_20_body"><text:user-field-get text:name="report.body_composition.body_fat.annotation">graphs.body_composition.body_fat.current.annotation</text:user-field-get></text:p>
        <text:p text:style-name="Text_20_body"><draw:frame draw:style-name="fr5" draw:name="Frame8" text:anchor-type="paragraph" svg:x="0cm" svg:y="-0.058cm" svg:width="17cm" style:rel-width="100%" draw:z-index="11"><draw:text-box fo:min-height="0.499cm"><text:p text:style-name="Information_20_box_20_heading">Information</text:p><text:p text:style-name="Information_20_box_20_content">The chart shows how your body is composed, or the proportion of fat and lean tissue in your body. If the balance of fat to lean tissue is too high, this can increase your risk of certain types of health problems like high blood pressure, diabetes, heart disease.</text:p></draw:text-box></draw:frame></text:p>
        <table:table table:name="Table5" table:style-name="Table5">
          <table:table-column table:style-name="Table5.A"/>
          <table:table-column table:style-name="Table5.B"/>
          <table:table-row table:style-name="Table5.1">
            <table:table-cell table:style-name="Table5.A1" office:value-type="string">
              <text:p text:style-name="Table_20_Contents"><text:user-field-get text:name="image_current_bodyfat">image:graphs.body_composition.body_fat.current</text:user-field-get></text:p>
              <text:p text:style-name="Table_20_Contents"><draw:frame draw:style-name="fr15" draw:name="Image6" text:anchor-type="as-char" svg:width="3.75cm" svg:height="5.001cm" draw:z-index="42"><draw:image xlink:href="Pictures/2000000200000052000000535152144D.eps" xlink:type="simple" xlink:show="embed" xlink:actuate="onLoad"/></draw:frame></text:p>
            </table:table-cell>
            <table:table-cell table:style-name="Table5.A1" office:value-type="string">
              <text:p text:style-name="Table_20_Contents"><text:user-field-get text:name="image_historic_bodyfat">image:graphs.body_composition.body_fat.historic</text:user-field-get></text:p>
              <text:p text:style-name="Table_20_Contents"><draw:frame draw:style-name="fr15" draw:name="Image7" text:anchor-type="as-char" svg:width="9.999cm" svg:height="5.001cm" draw:z-index="43"><draw:image xlink:href="Pictures/2000000200000052000000535152144D.eps" xlink:type="simple" xlink:show="embed" xlink:actuate="onLoad"/></draw:frame></text:p>
            </table:table-cell>
          </table:table-row>
          <table:table-row>
            <table:table-cell table:style-name="Table5.A1" office:value-type="string">
              <text:p text:style-name="Table_20_Contents"/>
            </table:table-cell>
            <table:table-cell table:style-name="Table5.A1" office:value-type="string">
              <text:p text:style-name="Table_20_Contents"/>
            </table:table-cell>
          </table:table-row>
        </table:table>
        <text:p text:style-name="Standard"/>
        <text:p text:style-name="Report_20_heading_20_4">Waist-height ratio</text:p>
        <text:p text:style-name="Text_20_body"><text:user-field-get text:name="report.body_composition.waistheight.annotation">graphs.body_composition.waistheight.current.annotation</text:user-field-get></text:p>
        <text:p text:style-name="Standard"><draw:frame draw:style-name="fr4" draw:name="Frame5" text:anchor-type="paragraph" svg:width="17cm" style:rel-width="100%" draw:z-index="31"><draw:text-box fo:min-height="0.499cm"><text:p text:style-name="Information_20_box_20_heading">Information</text:p><text:p text:style-name="Information_20_box_20_content">The distribution of excess fat is also important. Too much fat around the middle (so-called "apple shaped") is a major risk for heart disease. This can be assessed by looking at the ratio of the waist circumference, which can be improved by lifestyle changes, to the height, which is relatively constant. </text:p><text:p text:style-name="Information_20_box_20_content">Values derived from the Ashwell® Shape Chart. ©Margaret Ashwell</text:p></draw:text-box></draw:frame><text:soft-page-break/></text:p>
        <table:table table:name="Table8" table:style-name="Table8">
          <table:table-column table:style-name="Table8.A"/>
          <table:table-column table:style-name="Table8.B"/>
          <table:table-row>
            <table:table-cell table:style-name="Table8.A1" office:value-type="string">
              <text:p text:style-name="Table_20_Contents"><text:user-field-get text:name="image_current_waistheight">image:graphs.body_composition.waistheight.current</text:user-field-get></text:p>
              <text:p text:style-name="Table_20_Contents"><draw:frame draw:style-name="fr15" draw:name="Image8" text:anchor-type="as-char" svg:width="3.75cm" svg:height="5.001cm" draw:z-index="47"><draw:image xlink:href="Pictures/2000000200000052000000535152144D.eps" xlink:type="simple" xlink:show="embed" xlink:actuate="onLoad"/></draw:frame></text:p>
            </table:table-cell>
            <table:table-cell table:style-name="Table8.A1" office:value-type="string">
              <text:p text:style-name="Table_20_Contents"><text:user-field-get text:name="image_historic_waistheight">image:graphs.body_composition.waistheight.historic</text:user-field-get></text:p>
              <text:p text:style-name="Table_20_Contents"><draw:frame draw:style-name="fr15" draw:name="Image9" text:anchor-type="as-char" svg:width="9.999cm" svg:height="5.001cm" draw:z-index="48"><draw:image xlink:href="Pictures/2000000200000052000000535152144D.eps" xlink:type="simple" xlink:show="embed" xlink:actuate="onLoad"/></draw:frame></text:p>
            </table:table-cell>
          </table:table-row>
          <table:table-row>
            <table:table-cell table:style-name="Table8.A1" office:value-type="string">
              <text:p text:style-name="Table_20_Contents"/>
            </table:table-cell>
            <table:table-cell table:style-name="Table8.A1" office:value-type="string">
              <text:p text:style-name="Table_20_Contents"/>
            </table:table-cell>
          </table:table-row>
        </table:table>
        <text:p text:style-name="Standard"/>
        <text:p text:style-name="P1"/>
        <text:p text:style-name="Text_20_body"/>
      </text:section>
      <text:p text:style-name="Text_20_body"><text:user-field-get text:name="section_activity_measurements">section:report.activity</text:user-field-get></text:p>
      <text:section text:style-name="Sect1" text:name="Report: Activity measurements">
        <text:h text:style-name="Report_20_section_20_heading" text:outline-level="2"><draw:frame draw:style-name="fr16" draw:name="icon_activity_measurements" text:anchor-type="paragraph" svg:x="-2.6cm" svg:width="2cm" svg:height="2cm" draw:z-index="12"><draw:image xlink:href="Pictures/200000020000007A00000079A8C79838.eps" xlink:type="simple" xlink:show="embed" xlink:actuate="onLoad"/></draw:frame><text:bookmark-start text:name="__RefHeading__15353_1190949096"/>Activity measurements<text:bookmark-end text:name="__RefHeading__15353_1190949096"/></text:h>
        <text:p text:style-name="P21">The human being has evolved as an active species and needs an optimum amount of exercise to maintain health and quality of life. Many of us fall short of achieving the optimum amount of exercise for protection against diseases such as diabetes, heart disease and cancer. </text:p>
        <text:p text:style-name="Report_20_heading_20_4">Activity level</text:p>
        <text:p text:style-name="Text_20_body"><text:user-field-get text:name="report.activity.activity_level.annotation">report.lung_function.fev1.current.annotation</text:user-field-get></text:p>
        <text:p text:style-name="Text_20_body"><draw:frame draw:style-name="fr4" draw:name="Frame7" text:anchor-type="paragraph" svg:width="17cm" style:rel-width="100%" draw:z-index="9"><draw:text-box fo:min-height="0.499cm"><text:p text:style-name="Information_20_box_20_heading">Information</text:p><text:p text:style-name="Information_20_box_20_content">The Activity measure indicates your activity level and assesses whether you are meeting the requirements for the optimum amount of exercise. The 11-point activity scale used shows how healthy your activity levels are. A score from 6 to 10 is considered healthy, with 10 the optimum.</text:p></draw:text-box></draw:frame></text:p>
        <table:table table:name="Table10" table:style-name="Table10">
          <table:table-column table:style-name="Table10.A"/>
          <table:table-column table:style-name="Table10.B"/>
          <table:table-row>
            <table:table-cell table:style-name="Table10.A1" office:value-type="string">
              <text:p text:style-name="Table_20_Contents"><text:user-field-get text:name="graphsActivityActivityLevelCurrent">image:graphs.activity.activity_level.current</text:user-field-get></text:p>
              <text:p text:style-name="Table_20_Contents"><draw:frame draw:style-name="fr15" draw:name="graphics1" text:anchor-type="as-char" svg:width="3.75cm" svg:height="5.001cm" draw:z-index="49"><draw:image xlink:href="Pictures/2000000200000052000000535152144D.eps" xlink:type="simple" xlink:show="embed" xlink:actuate="onLoad"/></draw:frame></text:p>
            </table:table-cell>
            <table:table-cell table:style-name="Table10.A1" office:value-type="string">
              <text:p text:style-name="Table_20_Contents"><text:user-field-get text:name="graphsActivityActivityLevelHistoric">image:graphs.activity.activity_level.historic</text:user-field-get></text:p>
              <text:p text:style-name="Table_20_Contents"><draw:frame draw:style-name="fr15" draw:name="graphics2" text:anchor-type="as-char" svg:width="9.999cm" svg:height="5.001cm" draw:z-index="50"><draw:image xlink:href="Pictures/2000000200000052000000535152144D.eps" xlink:type="simple" xlink:show="embed" xlink:actuate="onLoad"/></draw:frame></text:p>
            </table:table-cell>
          </table:table-row>
        </table:table>
        <text:p text:style-name="Report_20_heading_20_4"/>
        <text:p text:style-name="Report_20_heading_20_4">Basal Metabolic Rate</text:p>
        <text:p text:style-name="Text_20_body"><text:user-field-get text:name="report.activity.bmr.annotation">report.activity.bmr.annotation</text:user-field-get></text:p>
        <text:p text:style-name="Text_20_body"><draw:frame draw:style-name="fr4" draw:name="Frame10" text:anchor-type="paragraph" svg:width="17cm" style:rel-width="100%" draw:z-index="10"><draw:text-box fo:min-height="0.499cm"><text:p text:style-name="Information_20_box_20_heading">Information</text:p><text:p text:style-name="Information_20_box_20_content">The basal metabolic rate is the amount of energy used while at rest in a comfortable environment. This is the lowest number of calories your body requires to function normally. We calculate your basal metabolic rate using a well researched formula to give you an indication of the minimal number of calories you need to carry on functioning. If you are well muscled this estimate might be a little low. This is an estimate of the absolute minimum number of calories you will require.</text:p></draw:text-box></draw:frame><text:soft-page-break/></text:p>
        <text:p text:style-name="Text_20_body">Your current BMR score is: <text:user-field-get text:name="report.activity.bmr">report.activity.bmr</text:user-field-get></text:p>
        <text:p text:style-name="Text_20_body"/>
        <text:p text:style-name="Text_20_body"><text:user-field-get text:name="graphs.activity.bmr.current.annotation">graphs.activity.bmr.current.annotation</text:user-field-get></text:p>
        <text:p text:style-name="Text_20_body"/>
        <table:table table:name="Table11" table:style-name="Table11">
          <table:table-column table:style-name="Table11.A"/>
          <table:table-column table:style-name="Table11.B"/>
          <table:table-row>
            <table:table-cell table:style-name="Table11.A1" office:value-type="string">
              <text:p text:style-name="Table_20_Contents"><text:user-field-get text:name="images.graphs.activity.bmr.current">image:graphs.activity.bmr.current</text:user-field-get></text:p>
              <text:p text:style-name="Table_20_Contents"><draw:frame draw:style-name="fr15" draw:name="graphics3" text:anchor-type="as-char" svg:width="3.75cm" svg:height="5.001cm" draw:z-index="51"><draw:image xlink:href="Pictures/2000000200000052000000535152144D.eps" xlink:type="simple" xlink:show="embed" xlink:actuate="onLoad"/></draw:frame></text:p>
            </table:table-cell>
            <table:table-cell table:style-name="Table11.A1" office:value-type="string">
              <text:p text:style-name="Table_20_Contents"/>
              <text:p text:style-name="Table_20_Contents"/>
            </table:table-cell>
          </table:table-row>
        </table:table>
        <text:p text:style-name="Standard"/>
        <text:p text:style-name="P1"/>
      </text:section>
      <text:p text:style-name="Text_20_body"><text:user-field-get text:name="section_lung_function">section:report.lung_function</text:user-field-get></text:p>
      <text:section text:style-name="Sect3" text:name="Report: Lung function">
        <text:h text:style-name="Report_20_section_20_heading" text:outline-level="2"><draw:frame draw:style-name="fr17" draw:name="Image10" text:anchor-type="paragraph" svg:x="-2.6cm" svg:width="2cm" svg:height="2cm" draw:z-index="19"><draw:image xlink:href="Pictures/20000002000000790000007A7C6B86D0.eps" xlink:type="simple" xlink:show="embed" xlink:actuate="onLoad"/></draw:frame><text:bookmark-start text:name="__RefHeading__7188_1697295391"/>Lung function<text:bookmark-end text:name="__RefHeading__7188_1697295391"/></text:h>
        <text:p text:style-name="Text_20_body">The lung function tests are designed to assess the flow of air through the lungs. Abnormalities of flow can reflect the effects of smoking and pollution as well as airway disease. </text:p>
        <text:p text:style-name="Report_20_heading_20_4">Lung capacity</text:p>
        <text:p text:style-name="Text_20_body"><text:user-field-get text:name="report.activity.activity_level.annotation">report.lung_function.fev1.current.annotation</text:user-field-get></text:p>
        <text:p text:style-name="Text_20_body"><draw:frame draw:style-name="fr5" draw:name="Frame15" text:anchor-type="paragraph" svg:x="0.026cm" svg:y="0.048cm" svg:width="17cm" style:rel-width="100%" draw:z-index="13"><draw:text-box fo:min-height="0.499cm"><text:p text:style-name="Information_20_box_20_heading">Information</text:p><text:p text:style-name="Information_20_box_20_content">Your accessible lung capacity is called the vital capacity and if exhaled forcefully is known as the forced vital capacity (FVC), whilst the amount exhaled in one second is known as the FEV1.We can also take a ratio of these two measurements called the FEV1/FVC ratio. This ratio should ideally be between 70 and 80%. If it is below 70% this may indicate some obstruction seen in conditions like asthma and bronchitis. If it is above 80% and associated with decreased lung volumes then this may indicate some restriction to lung capacity. If it is above 80% and there is a normal or high lung volume then this may indicate a high athletic fitness.</text:p></draw:text-box></draw:frame></text:p>
        <table:table table:name="Table9" table:style-name="Table9">
          <table:table-column table:style-name="Table9.A" table:number-columns-repeated="3"/>
          <table:table-row table:style-name="Table9.1">
            <table:table-cell table:style-name="Table9.A1" office:value-type="string">
              <text:h text:style-name="P34" text:outline-level="4">FEV1</text:h>
            </table:table-cell>
            <table:table-cell table:style-name="Table9.B1" office:value-type="string">
              <text:h text:style-name="P34" text:outline-level="4">FVC</text:h>
              <text:p text:style-name="P7"/>
            </table:table-cell>
            <table:table-cell table:style-name="Table9.B1" office:value-type="string">
              <text:h text:style-name="P34" text:outline-level="4">FEV1/FVC</text:h>
              <text:p text:style-name="P7"/>
            </table:table-cell>
          </table:table-row>
          <table:table-row table:style-name="Table9.1">
            <table:table-cell table:style-name="Table9.A1" office:value-type="string">
              <text:p text:style-name="P22"><text:user-field-get text:name="report.lung_function.fev1.current.annotation">report.lung_function.fev1.current.annotation</text:user-field-get></text:p>
            </table:table-cell>
            <table:table-cell table:style-name="Table9.B1" office:value-type="string">
              <text:p text:style-name="P22"><text:user-field-get text:name="report.lung_function.fvc.current.annotation">report.lung_function.fvc.current.annotation</text:user-field-get></text:p>
            </table:table-cell>
            <table:table-cell table:style-name="Table9.B1" office:value-type="string">
              <text:p text:style-name="P22"><text:user-field-get text:name="report.lung_function.fev1fvc.current.annotation">report.lung_function.fev1fvc.current.annotation</text:user-field-get></text:p>
            </table:table-cell>
          </table:table-row>
          <table:table-row table:style-name="Table9.1">
            <table:table-cell table:style-name="Table9.A1" office:value-type="string">
              <text:p text:style-name="P7"><text:user-field-get text:name="image_lung_fev1">image:graphs.lung_function.fev1.current</text:user-field-get></text:p>
              <text:p text:style-name="P7"><draw:frame draw:style-name="fr15" draw:name="Image26" text:anchor-type="as-char" svg:width="3.75cm" svg:height="5.001cm" draw:z-index="52"><draw:image xlink:href="Pictures/2000000200000052000000535152144D.eps" xlink:type="simple" xlink:show="embed" xlink:actuate="onLoad"/></draw:frame></text:p>
            </table:table-cell>
            <table:table-cell table:style-name="Table9.B1" office:value-type="string">
              <text:p text:style-name="P7"><text:user-field-get text:name="image_lung_fvc">image:graphs.lung_function.fvc.current</text:user-field-get></text:p>
              <text:p text:style-name="P7"><draw:frame draw:style-name="fr15" draw:name="Image27" text:anchor-type="as-char" svg:width="3.75cm" svg:height="5.001cm" draw:z-index="62"><draw:image xlink:href="Pictures/2000000200000052000000535152144D.eps" xlink:type="simple" xlink:show="embed" xlink:actuate="onLoad"/></draw:frame></text:p>
            </table:table-cell>
            <table:table-cell table:style-name="Table9.B1" office:value-type="string">
              <text:p text:style-name="P7"><text:user-field-get text:name="image_lung_fev1fvc">image:graphs.lung_function.fev1fvc.current</text:user-field-get></text:p>
              <text:p text:style-name="P7"><draw:frame draw:style-name="fr15" draw:name="Image28" text:anchor-type="as-char" svg:width="3.75cm" svg:height="5.001cm" draw:z-index="63"><draw:image xlink:href="Pictures/2000000200000052000000535152144D.eps" xlink:type="simple" xlink:show="embed" xlink:actuate="onLoad"/></draw:frame></text:p>
            </table:table-cell>
          </table:table-row>
        </table:table>
        <text:p text:style-name="Text_20_body"/>
        <text:p text:style-name="Text_20_body"/>
        <text:p text:style-name="Report_20_heading_20_4"><text:soft-page-break/>Carbon monoxide level</text:p>
        <text:p text:style-name="Text_20_body"><text:user-field-get text:name="report.lung_function.cml.current.annotation">report.lung_function.cml.current.annotation</text:user-field-get></text:p>
        <text:p text:style-name="Text_20_body"/>
        <text:p text:style-name="Text_20_body"><draw:frame draw:style-name="fr4" draw:name="Frame3" text:anchor-type="paragraph" svg:width="17cm" style:rel-width="100%" draw:z-index="14"><draw:text-box fo:min-height="0.499cm"><text:p text:style-name="Information_20_box_20_heading">Information</text:p><text:p text:style-name="Information_20_box_20_content">Carbon monoxide takes the place of oxygen in the red cells. High levels of carbon monoxide are found in heavy smokers, and this can persist for up to two days after the last cigarette. The more carbon monoxide in your blood, the less oxygen your cells can carry.</text:p></draw:text-box></draw:frame>Your CML level is: <text:user-field-get text:name="report.lung_function.cml">report.lung_function.cml</text:user-field-get></text:p>
        <text:p text:style-name="P3"/>
      </text:section>
      <text:p text:style-name="Text_20_body"/>
      <text:p text:style-name="Text_20_body"/>
      <text:p text:style-name="Text_20_body"><text:user-field-get text:name="section_cardiovascular">section:report.cardiovascular</text:user-field-get></text:p>
      <text:section text:style-name="Sect1" text:name="Report: Cardiovascular measurements">
        <text:h text:style-name="Report_20_section_20_heading" text:outline-level="2"><draw:frame draw:style-name="fr17" draw:name="Image11" text:anchor-type="paragraph" svg:x="-2.6cm" svg:width="2cm" svg:height="2cm" draw:z-index="20"><draw:image xlink:href="Pictures/20000002000000790000007AE116658E.eps" xlink:type="simple" xlink:show="embed" xlink:actuate="onLoad"/></draw:frame><text:bookmark-start text:name="__RefHeading__7190_1697295391"/>Cardiovascular measurements<text:bookmark-end text:name="__RefHeading__7190_1697295391"/></text:h>
        <text:p text:style-name="Report_20_heading_20_4">Diabetes risk score</text:p>
        <text:p text:style-name="Text_20_body"><text:user-field-get text:name="report.cardiovascular.diabetes_risk_score.current.annotation">report.cardiovascular.diabetes_risk_score.current.annotation</text:user-field-get></text:p>
        <text:p text:style-name="Text_20_body"><draw:frame draw:style-name="fr4" draw:name="Frame11" text:anchor-type="paragraph" svg:width="17cm" style:rel-width="100%" draw:z-index="15"><draw:text-box fo:min-height="0.499cm"><text:p text:style-name="Information_20_box_20_heading">Information</text:p><text:p text:style-name="Information_20_box_20_content">The Diabetes Risk Score is a simple and reliable tool to identify people at high risk of type 2 diabetes. It is based on widely accepted research data, and looks at lifestyle problems that may increase the risk. If you are high risk of developing diabetes, then you can take action to minimise your risk.</text:p></draw:text-box></draw:frame></text:p>
        <table:table table:name="Table12" table:style-name="Table12">
          <table:table-column table:style-name="Table12.A"/>
          <table:table-column table:style-name="Table12.B"/>
          <table:table-row>
            <table:table-cell table:style-name="Table12.A1" office:value-type="string">
              <text:p text:style-name="Table_20_Contents"><text:user-field-get text:name="image.report.cardiovascular.diabetes_risk_score.current">image:graphs.cardiovascular.diabetes_risk_score.current</text:user-field-get></text:p>
              <text:p text:style-name="Table_20_Contents"><draw:frame draw:style-name="fr15" draw:name="graphics4" text:anchor-type="as-char" svg:width="3.75cm" svg:height="5.001cm" draw:z-index="53"><draw:image xlink:href="Pictures/2000000200000052000000535152144D.eps" xlink:type="simple" xlink:show="embed" xlink:actuate="onLoad"/></draw:frame></text:p>
            </table:table-cell>
            <table:table-cell table:style-name="Table12.A1" office:value-type="string">
              <text:p text:style-name="Table_20_Contents"><text:user-field-get text:name="image.graphs.cardiovascular.diabetes_risk_score.historic">image:graphs.cardiovascular.diabetes_risk_score.historic</text:user-field-get></text:p>
              <text:p text:style-name="Table_20_Contents"><draw:frame draw:style-name="fr15" draw:name="graphics5" text:anchor-type="as-char" svg:width="9.999cm" svg:height="5.001cm" draw:z-index="54"><draw:image xlink:href="Pictures/2000000200000052000000535152144D.eps" xlink:type="simple" xlink:show="embed" xlink:actuate="onLoad"/></draw:frame></text:p>
            </table:table-cell>
          </table:table-row>
        </table:table>
        <text:p text:style-name="Standard"/>
        <text:p text:style-name="Report_20_heading_20_4">Coronary heart risk score</text:p>
        <text:p text:style-name="Information_20_box_20_content"><text:user-field-get text:name="report.cardiovascular.coronary_heart_risk_score.current.annotation">report.cardiovascular.coronary_heart_risk_score.current.annotation</text:user-field-get></text:p>
        <text:p text:style-name="Report_20_heading_20_4"><draw:frame draw:style-name="fr4" draw:name="Frame17" text:anchor-type="paragraph" svg:width="17cm" style:rel-width="100%" draw:z-index="26"><draw:text-box fo:min-height="0.499cm"><text:p text:style-name="Information_20_box_20_heading">Information</text:p><text:p text:style-name="Information_20_box_20_content">The coronary heart disease risk score is calculated by looking at data from a large population of people over a long period of time. The risk factors used are age, sex, total cholesterol, HDL cholesterol, blood pressure, presence of diabetes and smoking status.</text:p><text:p text:style-name="Information_20_box_20_content">Your score is then compared to an average population of the same age and sex and gives an estimation of the 10 year risk of having a coronary event like a heart attack or angina. If your score is greater than 15% then more proactive treatment of risk factors like raised blood pressure and cholesterol may be needed. At risk levels below this there may still be risk factors that can be modified through lifestyle changes to reduce your overall risk.</text:p><text:p text:style-name="Information_20_box_20_content">Please note that the coronary heart disease risk score cannot be used if you already have coronary heart disease or are on treatment to lower your blood pressure or cholesterol levels. It may also need more careful interpretation, depending on ethnic group.</text:p></draw:text-box></draw:frame><text:soft-page-break/></text:p>
        <table:table table:name="Table13" table:style-name="Table13">
          <table:table-column table:style-name="Table13.A"/>
          <table:table-column table:style-name="Table13.B"/>
          <table:table-row>
            <table:table-cell table:style-name="Table13.A1" office:value-type="string">
              <text:p text:style-name="Table_20_Contents"><text:user-field-get text:name="image.graphs.cardiovascular.coronary_heart_risk_score.current">image:graphs.cardiovascular.coronary_heart_risk_score.current</text:user-field-get></text:p>
              <text:p text:style-name="Table_20_Contents"><draw:frame draw:style-name="fr15" draw:name="graphics6" text:anchor-type="as-char" svg:width="3.75cm" svg:height="5.001cm" draw:z-index="55"><draw:image xlink:href="Pictures/2000000200000052000000535152144D.eps" xlink:type="simple" xlink:show="embed" xlink:actuate="onLoad"/></draw:frame></text:p>
            </table:table-cell>
            <table:table-cell table:style-name="Table13.A1" office:value-type="string">
              <text:p text:style-name="Table_20_Contents"><text:user-field-get text:name="image.graphs.cardiovascular.coronary_heart_risk_score.historic">image:graphs.cardiovascular.coronary_heart_risk_score.historic</text:user-field-get></text:p>
              <text:p text:style-name="Table_20_Contents"><draw:frame draw:style-name="fr15" draw:name="graphics7" text:anchor-type="as-char" svg:width="9.999cm" svg:height="5.001cm" draw:z-index="56"><draw:image xlink:href="Pictures/2000000200000052000000535152144D.eps" xlink:type="simple" xlink:show="embed" xlink:actuate="onLoad"/></draw:frame></text:p>
            </table:table-cell>
          </table:table-row>
        </table:table>
        <text:p text:style-name="Standard"/>
        <text:p text:style-name="Report_20_heading_20_4">Blood pressure</text:p>
        <text:p text:style-name="Standard">Lorem ipsum dolor sit amet, consectetuer adipiscing elit, sed diam nonummy </text:p>
        <text:p text:style-name="Standard">nibh euismod tincidunt ut laoreet dolore magna aliquam erat volutpat</text:p>
        <text:p text:style-name="Standard"/>
        <text:p text:style-name="Standard"><draw:frame draw:style-name="fr4" draw:name="Frame18" text:anchor-type="paragraph" svg:width="17cm" style:rel-width="100%" draw:z-index="24"><draw:text-box fo:min-height="0.499cm"><text:p text:style-name="Information_20_box_20_heading">Information</text:p><text:p text:style-name="Information_20_box_20_content">Activity level information</text:p></draw:text-box></draw:frame></text:p>
        <text:p text:style-name="Standard"/>
        <text:p text:style-name="Standard"/>
        <table:table table:name="Table14" table:style-name="Table14">
          <table:table-column table:style-name="Table14.A"/>
          <table:table-column table:style-name="Table14.B"/>
          <table:table-row>
            <table:table-cell table:style-name="Table14.A1" office:value-type="string">
              <text:p text:style-name="Table_20_Contents"><text:user-field-get text:name="image.graphs.cardiovascular.blood_pressure.current">image:graphs.cardiovascular.blood_pressure.current</text:user-field-get></text:p>
              <text:p text:style-name="Table_20_Contents"><text:soft-page-break/><draw:frame draw:style-name="fr18" draw:name="graphics8" text:anchor-type="as-char" svg:y="-3.948cm" svg:width="3.75cm" svg:height="5.001cm" draw:z-index="57"><draw:image xlink:href="Pictures/2000000200000052000000535152144D.eps" xlink:type="simple" xlink:show="embed" xlink:actuate="onLoad"/></draw:frame></text:p>
            </table:table-cell>
            <table:table-cell table:style-name="Table14.A1" office:value-type="string">
              <text:p text:style-name="Table_20_Contents"><text:user-field-get text:name="image.graphs.cardiovascular.blood_pressure.historic">image:graphs.cardiovascular.blood_pressure.historic</text:user-field-get></text:p>
              <text:p text:style-name="Table_20_Contents"><text:soft-page-break/><draw:frame draw:style-name="fr15" draw:name="graphics9" text:anchor-type="as-char" svg:width="9.999cm" svg:height="5.001cm" draw:z-index="58"><draw:image xlink:href="Pictures/2000000200000052000000535152144D.eps" xlink:type="simple" xlink:show="embed" xlink:actuate="onLoad"/></draw:frame></text:p>
            </table:table-cell>
          </table:table-row>
        </table:table>
        <text:p text:style-name="Standard"/>
        <text:p text:style-name="Standard"/>
      </text:section>
      <text:p text:style-name="Text_20_body"><text:user-field-get text:name="section.report.fitness">section:report.fitness</text:user-field-get></text:p>
      <text:section text:style-name="Sect1" text:name="Report: Fitness measurements">
        <text:h text:style-name="Report_20_section_20_heading" text:outline-level="2"/>
        <text:h text:style-name="P4" text:outline-level="2"><text:bookmark-start text:name="__RefHeading__7192_1697295391"/>Fitness measurements<text:bookmark-end text:name="__RefHeading__7192_1697295391"/></text:h>
        <text:p text:style-name="P18">Exercise ECG</text:p>
        <text:p text:style-name="Text_20_body"><text:user-field-get text:name="ecg_exercise.ecg_exercise.current.annotation">graphs.fitness.ecg_exercise.current.annotation</text:user-field-get></text:p>
        <text:p text:style-name="P17"><draw:frame draw:style-name="fr4" draw:name="Frame16" text:anchor-type="paragraph" svg:width="17cm" style:rel-width="100%" draw:z-index="16"><draw:text-box fo:min-height="0.499cm"><text:p text:style-name="Information_20_box_20_heading">Information</text:p><text:p text:style-name="Information_20_box_20_content">The heart tracing or ECG taken during exercise can give additional information about the condition of the heart and the way that the heart muscle responds during exercise. It is also an essential safety component of the dynamic bicycle exercise test and is used to monitor your heart throughout the test</text:p></draw:text-box></draw:frame></text:p>
        <text:p text:style-name="P18">Predicted VO2</text:p>
        <text:p text:style-name="Text_20_body"><text:user-field-get text:name="report.fitness.vo2.current.annotation">report.fitness.vo2.current.annotation</text:user-field-get></text:p>
        <text:p text:style-name="Text_20_body"><draw:frame draw:style-name="fr4" draw:name="Frame19" text:anchor-type="paragraph" svg:width="17cm" style:rel-width="100%" draw:z-index="25"><draw:text-box fo:min-height="0.499cm"><text:p text:style-name="Information_20_box_20_heading">Information</text:p><text:p text:style-name="Information_20_box_20_content">VO2 max is the maximum ability of the body to take in and utilise oxygen and is mainly dependent upon heart, lungs and circulation working together to deliver oxygen to the working muscles for use in exercise.</text:p><text:p text:style-name="Information_20_box_20_content">This is often referred to as aerobic capacity. High scores are linked to improved cardiovascular fitness and a lower risk of heart disease and other illnesses. Low scores suggest poorer fitness and are associated with a higher risk of conditions such as heart disease, diabetes and stroke.</text:p><text:p text:style-name="Information_20_box_20_content">Aerobic capacity and cardiovascular fitness can be improved by taking regular moderate aerobic exercise such as brisk walking, jogging, swimming and cycling.</text:p></draw:text-box></draw:frame></text:p>
        <table:table table:name="Table15" table:style-name="Table15">
          <table:table-column table:style-name="Table15.A"/>
          <table:table-column table:style-name="Table15.B"/>
          <table:table-row>
            <table:table-cell table:style-name="Table15.A1" office:value-type="string">
              <text:p text:style-name="Table_20_Contents"><text:user-field-get text:name="image.graphs.fitness.vo2.current">image:graphs.vision_and_hearing.hearing.left</text:user-field-get></text:p>
              <text:p text:style-name="Table_20_Contents"><draw:frame draw:style-name="fr15" draw:name="graphics10" text:anchor-type="as-char" svg:width="3.75cm" svg:height="5.001cm" draw:z-index="59"><draw:image xlink:href="Pictures/2000000200000052000000535152144D.eps" xlink:type="simple" xlink:show="embed" xlink:actuate="onLoad"/></draw:frame></text:p>
            </table:table-cell>
            <table:table-cell table:style-name="Table15.A1" office:value-type="string">
              <text:p text:style-name="Table_20_Contents"><text:user-field-get text:name="image.graphs.fitness.vo2.historic">image:graphs.vision_and_hearing.hearing.right</text:user-field-get></text:p>
              <text:p text:style-name="Table_20_Contents"><draw:frame draw:style-name="fr15" draw:name="graphics11" text:anchor-type="as-char" svg:width="9.999cm" svg:height="5.001cm" draw:z-index="60"><draw:image xlink:href="Pictures/2000000200000052000000535152144D.eps" xlink:type="simple" xlink:show="embed" xlink:actuate="onLoad"/></draw:frame></text:p>
            </table:table-cell>
          </table:table-row>
        </table:table>
        <text:p text:style-name="Text_20_body"/>
        <text:p text:style-name="P17"><text:soft-page-break/>Systolic blood pressure response during exercise</text:p>
        <text:p text:style-name="Text_20_body"><text:user-field-get text:name="graphs.fitness.systolic_blood_pressure.annotation">graphs.fitness.systolic_blood_pressure.annotation</text:user-field-get></text:p>
        <text:p text:style-name="Text_20_body"><draw:frame draw:style-name="fr4" draw:name="Frame20" text:anchor-type="paragraph" svg:width="17cm" style:rel-width="100%" draw:z-index="30"><draw:text-box fo:min-height="0.499cm"><text:p text:style-name="Information_20_box_20_heading">Information</text:p><text:p text:style-name="Information_20_box_20_content">Assessing the blood pressure at rest and during exercise can reveal valuable information about the health of the heart and blood vessels. The systolic blood pressure is the pumping pressure of the heart and normally increases during exercise.</text:p></draw:text-box></draw:frame></text:p>
        <table:table table:name="Table16" table:style-name="Table16">
          <table:table-column table:style-name="Table16.A"/>
          <table:table-row>
            <table:table-cell table:style-name="Table16.A1" office:value-type="string">
              <text:p text:style-name="Table_20_Contents"><text:user-field-get text:name="image.graphs.fitness.systolic_blood_pressure.historic">image:graphs.fitness.systolic_blood_pressure</text:user-field-get></text:p>
              <text:p text:style-name="Table_20_Contents"/>
            </table:table-cell>
          </table:table-row>
        </table:table>
        <text:p text:style-name="Standard"/>
        <text:p text:style-name="P17">Diastolic blood pressure response during exercise</text:p>
        <text:p text:style-name="Standard"><text:user-field-get text:name="graphs.fitness.diastolic_blood_pressure.annotation">graphs.fitness.diastolic_blood_pressure.annotation</text:user-field-get></text:p>
        <text:p text:style-name="Standard"><draw:frame draw:style-name="fr4" draw:name="Frame21" text:anchor-type="paragraph" svg:width="17cm" style:rel-width="100%" draw:z-index="29"><draw:text-box fo:min-height="0.499cm"><text:p text:style-name="Information_20_box_20_heading">Information</text:p><text:p text:style-name="Information_20_box_20_content">The diastolic blood pressure is the relaxation pressure of the heart. It is normal for this to remain fairly constant during exercise.</text:p></draw:text-box></draw:frame></text:p>
        <text:p text:style-name="Standard"/>
        <table:table table:name="Table17" table:style-name="Table17">
          <table:table-column table:style-name="Table17.A"/>
          <table:table-row>
            <table:table-cell table:style-name="Table17.A1" office:value-type="string">
              <text:p text:style-name="P16"><text:user-field-get text:name="image.graphs.fitness.diastolic_blood_pressure.historic">image:graphs.fitness.diastolic_blood_pressure</text:user-field-get></text:p>
              <text:p text:style-name="Table_20_Contents"><draw:frame draw:style-name="fr15" draw:name="graphics15" text:anchor-type="as-char" svg:width="14.577cm" svg:height="5.286cm" draw:z-index="61"><draw:image xlink:href="Pictures/2000000200000052000000535152144D.eps" xlink:type="simple" xlink:show="embed" xlink:actuate="onLoad"/></draw:frame></text:p>
            </table:table-cell>
          </table:table-row>
        </table:table>
        <text:p text:style-name="Standard"/>
        <text:p text:style-name="Standard"/>
        <text:p text:style-name="Standard"/>
        <text:p text:style-name="Standard"/>
        <text:p text:style-name="Standard"/>
        <text:p text:style-name="Standard"/>
        <text:p text:style-name="P1"/>
      </text:section>
      <text:section text:style-name="Sect1" text:name="section:report.strength">
        <text:p text:style-name="Text_20_body"><text:user-field-get text:name="section_strength">section:report.strength</text:user-field-get></text:p>
      </text:section>
      <text:section text:style-name="Sect1" text:name="Report: Strength and flexibility">
        <text:h text:style-name="Report_20_section_20_heading" text:outline-level="2"><draw:frame draw:style-name="fr17" draw:name="Image13" text:anchor-type="paragraph" svg:x="-2.6cm" svg:width="2cm" svg:height="2cm" draw:z-index="22"><draw:image xlink:href="Pictures/20000002000000790000007A3B4233CF.eps" xlink:type="simple" xlink:show="embed" xlink:actuate="onLoad"/></draw:frame><text:bookmark-start text:name="__RefHeading__7194_1697295391"/>Strength and flexibility<text:bookmark-end text:name="__RefHeading__7194_1697295391"/></text:h>
        <text:p text:style-name="Report_20_heading_20_4"/>
      </text:section>
      <text:p text:style-name="Text_20_body"/>
      <text:p text:style-name="P3"/>
      <text:p text:style-name="Text_20_body"><text:user-field-get text:name="section_wellbeing">section:report.activity</text:user-field-get></text:p>
      <text:section text:style-name="Sect1" text:name="Report: Psychological wellbeing">
        <text:h text:style-name="Report_20_section_20_heading" text:outline-level="2"><draw:frame draw:style-name="fr17" draw:name="Image14" text:anchor-type="paragraph" svg:x="-2.6cm" svg:width="2cm" svg:height="2cm" draw:z-index="21"><draw:image xlink:href="Pictures/2000000200000079000000795BE0A8EB.eps" xlink:type="simple" xlink:show="embed" xlink:actuate="onLoad"/></draw:frame><text:bookmark-start text:name="__RefHeading__7196_1697295391"/>Psychological wellbeing 2<text:bookmark-end text:name="__RefHeading__7196_1697295391"/></text:h>
        <text:p text:style-name="Text_20_body">Lorem ipsum has been the industry’s standard dummy text.</text:p>
        <text:p text:style-name="Report_20_heading_20_4">Psychological wellbeing</text:p>
        <text:p text:style-name="Text_20_body"><text:user-field-get text:name="report.activity.activity_level.annotation">report.lung_function.fev1.current.annotation</text:user-field-get></text:p>
        <text:p text:style-name="Text_20_body"><draw:frame draw:style-name="fr4" draw:name="Frame12" text:anchor-type="paragraph" svg:width="17cm" style:rel-width="100%" draw:z-index="17"><draw:text-box fo:min-height="0.499cm"><text:p text:style-name="Information_20_box_20_heading">Information</text:p><text:p text:style-name="Information_20_box_20_content">Activity level information</text:p></draw:text-box></draw:frame>[[todo – tables]]</text:p>
      </text:section>
      <text:p text:style-name="Text_20_body"/>
      <text:p text:style-name="P3"/>
      <text:p text:style-name="Text_20_body"><text:user-field-get text:name="section_msk">section:report.activity</text:user-field-get></text:p>
      <text:section text:style-name="Sect1" text:name="Report: Musculoskeletal assessment">
        <text:h text:style-name="Report_20_section_20_heading" text:outline-level="2"><draw:frame draw:style-name="fr17" draw:name="Image15" text:anchor-type="paragraph" svg:x="-2.6cm" svg:width="2cm" svg:height="2cm" draw:z-index="23"><draw:image xlink:href="Pictures/200000020000007A0000007BF885BEDD.eps" xlink:type="simple" xlink:show="embed" xlink:actuate="onLoad"/></draw:frame><text:bookmark-start text:name="__RefHeading__7198_1697295391"/>Musculoskeletal assessment<text:bookmark-end text:name="__RefHeading__7198_1697295391"/></text:h>
        <text:p text:style-name="Text_20_body">The practical testing is a movement-based assessment, with an emphasis on functional movements, and will help identify functional weaknesses. These weaknesses influence our neuromuscular (mobility, stability and balance) ability to perform our daily working and recreational activities. In effect, these are areas of potential susceptibility for injury and poor performance. </text:p>
        <text:p text:style-name="Text_20_body">The MSK assessment attempts to identify imbalances in neuromuscular control, by testing mobility and stability during some basic functional movement patterns. The tests are designed to highlight any compensatory movement patterns and identify underlying problems. </text:p>
        <text:p text:style-name="Text_20_body">The assessment tests will help identify muscular and strength imbalances, and may also identify previous or existing injuries and symptoms. These components have been shown to act as significant risk factors for sustaining future or secondary injuries. The MSK assessment identifies risk factors, and provides some action points/ recommendations based on the findings. Following these recommendations will help decrease your potential for sustaining injuries at home and work, whilst increasing your performance at work and play.</text:p>
        <text:p text:style-name="Report_20_heading_20_4">Psychological wellbeing</text:p>
        <text:p text:style-name="Text_20_body"><text:user-field-get text:name="report.activity.activity_level.annotation">report.lung_function.fev1.current.annotation</text:user-field-get></text:p>
        <text:p text:style-name="Text_20_body"><draw:frame draw:style-name="fr4" draw:name="Frame14" text:anchor-type="paragraph" svg:width="17cm" style:rel-width="100%" draw:z-index="18"><draw:text-box fo:min-height="0.499cm"><text:p text:style-name="Information_20_box_20_heading">Information</text:p><text:p text:style-name="Information_20_box_20_content">Activity level information</text:p></draw:text-box></draw:frame>[[todo – tables]]</text:p>
        <text:p text:style-name="P3"/>
      </text:section>
      <text:p text:style-name="Text_20_body"><text:user-field-get text:name="section_bloodtest">section:report.bloodtest</text:user-field-get></text:p>
      <text:section text:style-name="Sect1" text:name="Report: Blood test results">
        <text:h text:style-name="Report_20_section_20_heading" text:outline-level="2"><draw:frame draw:style-name="fr17" draw:name="Image16" text:anchor-type="paragraph" svg:x="-2.6cm" svg:width="2cm" svg:height="2cm" draw:z-index="27"><draw:image xlink:href="Pictures/20000002000000790000007A21B5FA76.eps" xlink:type="simple" xlink:show="embed" xlink:actuate="onLoad"/></draw:frame><text:bookmark-start text:name="__RefHeading__7200_1697295391"/>Blood test results<text:bookmark-end text:name="__RefHeading__7200_1697295391"/></text:h>
        <text:p text:style-name="Text_20_body">Lorem ipsum has been the industry’s standard dummy text.</text:p>
        <text:p text:style-name="Text_20_body"/>
        <text:p text:style-name="Text_20_body"/>
        <text:p text:style-name="Text_20_body">asdasd</text:p>
        <text:p text:style-name="Text_20_body"/>
        <text:p text:style-name="P3"/>
      </text:section>
      <text:p text:style-name="Standard"/>
      <text:p text:style-name="Standard"><draw:frame draw:style-name="fr9" draw:name="Image17" text:anchor-type="paragraph" svg:x="-2.175cm" svg:y="0.441cm" svg:width="1.976cm" svg:height="2cm" draw:z-index="28"><draw:image xlink:href="Pictures/20000002000000790000007AED250E0D.eps" xlink:type="simple" xlink:show="embed" xlink:actuate="onLoad"/></draw:frame><text:user-field-get text:name="section_urinestool">section:report.urinestool</text:user-field-get></text:p>
      <text:section text:style-name="Sect1" text:name="Report: Urine and stool">
        <text:h text:style-name="Report_20_section_20_heading" text:outline-level="2"><text:bookmark-start text:name="__RefHeading__7202_1697295391"/>Urine and stool test<text:bookmark-end text:name="__RefHeading__7202_1697295391"/></text:h>
        <text:p text:style-name="Text_20_body">Lorem ipsum has been the industry’s standard dummy text.</text:p>
        <text:p text:style-name="Text_20_body"/>
        <text:p text:style-name="Text_20_body">asd</text:p>
        <text:p text:style-name="Text_20_body"/>
        <text:p text:style-name="Text_20_body">asd</text:p>
      </text:section>
      <text:h text:style-name="Report_20_section_20_heading" text:outline-level="2"><text:bookmark-start text:name="__RefHeading__21076_915921995"/>Other Results<text:bookmark-end text:name="__RefHeading__21076_915921995"/></text:h>
      <text:p text:style-name="Text_20_body"/>
      <text:p text:style-name="Text_20_body"><text:user-field-get text:name="manual_tests_results_annotations">manual_tests_results_annotations</text:user-field-get></text:p>
      <text:p text:style-name="Text_20_body"/>
      <text:p text:style-name="P3"><text:user-field-get text:name="section.report.vision">section:report.vision</text:user-field-get></text:p>
      <text:section text:style-name="Sect1" text:name="section.report.vision">
        <text:h text:style-name="Report_20_section_20_heading" text:outline-level="2"><draw:frame draw:style-name="fr17" draw:name="graphics20" text:anchor-type="paragraph" svg:x="-2.6cm" svg:width="2cm" svg:height="2cm" draw:z-index="64"><draw:image xlink:href="Pictures/200000020000007900000079F2C09FBA.eps" xlink:type="simple" xlink:show="embed" xlink:actuate="onLoad"/></draw:frame>EYESIGHT</text:h>
        <text:p text:style-name="P17">Distance</text:p>
        <table:table table:name="Table19" table:style-name="Table19">
          <table:table-column table:style-name="Table19.A"/>
          <table:table-column table:style-name="Table19.B"/>
          <table:table-column table:style-name="Table19.A"/>
          <table:table-column table:style-name="Table19.B"/>
          <table:table-column table:style-name="Table19.E"/>
          <table:table-row>
            <table:table-cell table:style-name="Table19.A1" office:value-type="string">
              <text:p text:style-name="P8"/>
            </table:table-cell>
            <table:table-cell table:style-name="Table19.A1" office:value-type="string">
              <text:p text:style-name="P8">Left</text:p>
            </table:table-cell>
            <table:table-cell table:style-name="Table19.A1" office:value-type="string">
              <text:p text:style-name="P8">right</text:p>
            </table:table-cell>
            <table:table-cell table:style-name="Table19.A1" office:value-type="string">
              <text:p text:style-name="P8">both</text:p>
            </table:table-cell>
            <table:table-cell table:style-name="Table19.E1" office:value-type="string">
              <text:p text:style-name="P8"/>
            </table:table-cell>
          </table:table-row>
          <table:table-row>
            <table:table-cell table:style-name="Table19.A2" office:value-type="string">
              <text:p text:style-name="P8">distance</text:p>
            </table:table-cell>
            <table:table-cell table:style-name="Table19.A2" office:value-type="string">
              <text:p text:style-name="P8"/>
            </table:table-cell>
            <table:table-cell table:style-name="Table19.A2" office:value-type="string">
              <text:p text:style-name="P8"/>
            </table:table-cell>
            <table:table-cell table:style-name="Table19.A2" office:value-type="string">
              <text:p text:style-name="P8"><text:user-field-get text:name="report.vision.far_both">report.vision.far_both</text:user-field-get></text:p>
            </table:table-cell>
            <table:table-cell table:style-name="Table19.E2" office:value-type="string">
              <text:p text:style-name="P8"><text:user-field-get text:name="report.vision.correction_present_far">report.vision.correction_present_far</text:user-field-get></text:p>
            </table:table-cell>
          </table:table-row>
          <table:table-row>
            <table:table-cell table:style-name="Table19.A2" office:value-type="string">
              <text:p text:style-name="P8">Not Covered</text:p>
            </table:table-cell>
            <table:table-cell table:style-name="Table19.A2" office:value-type="string">
              <text:p text:style-name="P8"><text:user-field-get text:name="report.vision.far_left">report.vision.far_left</text:user-field-get></text:p>
            </table:table-cell>
            <table:table-cell table:style-name="Table19.A2" office:value-type="string">
              <text:p text:style-name="P8"><text:user-field-get text:name="report.vision.far_right">report.vision.far_right</text:user-field-get></text:p>
            </table:table-cell>
            <table:table-cell table:style-name="Table19.A2" office:value-type="string">
              <text:p text:style-name="P8"/>
            </table:table-cell>
            <table:table-cell table:style-name="Table19.E2" office:value-type="string">
              <text:p text:style-name="P8"/>
            </table:table-cell>
          </table:table-row>
          <table:table-row>
            <table:table-cell table:style-name="Table19.A2" office:value-type="string">
              <text:p text:style-name="P8">Covered</text:p>
            </table:table-cell>
            <table:table-cell table:style-name="Table19.A2" office:value-type="string">
              <text:p text:style-name="P8"><text:user-field-get text:name="report.vision.far_left_occluded">report.vision.far_left_occluded</text:user-field-get></text:p>
            </table:table-cell>
            <table:table-cell table:style-name="Table19.A2" office:value-type="string">
              <text:p text:style-name="P8"><text:user-field-get text:name="report.vision.far_right_occluded">report.vision.far_right_occluded</text:user-field-get></text:p>
            </table:table-cell>
            <table:table-cell table:style-name="Table19.A2" office:value-type="string">
              <text:p text:style-name="P8"/>
            </table:table-cell>
            <table:table-cell table:style-name="Table19.E2" office:value-type="string">
              <text:p text:style-name="P8"/>
            </table:table-cell>
          </table:table-row>
        </table:table>
        <text:p text:style-name="P17"/>
        <text:p text:style-name="P17">VDU/mid-distance</text:p>
        <table:table table:name="Table20" table:style-name="Table20">
          <table:table-column table:style-name="Table20.A"/>
          <table:table-column table:style-name="Table20.B"/>
          <table:table-column table:style-name="Table20.A"/>
          <table:table-column table:style-name="Table20.B"/>
          <table:table-column table:style-name="Table20.E"/>
          <table:table-row>
            <table:table-cell table:style-name="Table20.A1" office:value-type="string">
              <text:p text:style-name="P8"/>
            </table:table-cell>
            <table:table-cell table:style-name="Table20.A1" office:value-type="string">
              <text:p text:style-name="P8">Left</text:p>
            </table:table-cell>
            <table:table-cell table:style-name="Table20.A1" office:value-type="string">
              <text:p text:style-name="P8">right</text:p>
            </table:table-cell>
            <table:table-cell table:style-name="Table20.A1" office:value-type="string">
              <text:p text:style-name="P8">both</text:p>
            </table:table-cell>
            <table:table-cell table:style-name="Table20.E1" office:value-type="string">
              <text:p text:style-name="P8"/>
            </table:table-cell>
          </table:table-row>
          <table:table-row>
            <table:table-cell table:style-name="Table20.A2" office:value-type="string">
              <text:p text:style-name="P8">distance</text:p>
            </table:table-cell>
            <table:table-cell table:style-name="Table20.A2" office:value-type="string">
              <text:p text:style-name="P8"/>
            </table:table-cell>
            <table:table-cell table:style-name="Table20.A2" office:value-type="string">
              <text:p text:style-name="P8"/>
            </table:table-cell>
            <table:table-cell table:style-name="Table20.A2" office:value-type="string">
              <text:p text:style-name="P8"><text:user-field-get text:name="report.vision.middle_both">report.vision.middle_both</text:user-field-get></text:p>
            </table:table-cell>
            <table:table-cell table:style-name="Table20.E2" office:value-type="string">
              <text:p text:style-name="P8"><text:user-field-get text:name="report.vision.correction_present_middle">report.vision.correction_present_middle</text:user-field-get></text:p>
            </table:table-cell>
          </table:table-row>
          <table:table-row>
            <table:table-cell table:style-name="Table20.A2" office:value-type="string">
              <text:p text:style-name="P8">Not Covered</text:p>
            </table:table-cell>
            <table:table-cell table:style-name="Table20.A2" office:value-type="string">
              <text:p text:style-name="P8"><text:user-field-get text:name="report.vision.middle_left">report.vision.middle_left</text:user-field-get></text:p>
            </table:table-cell>
            <table:table-cell table:style-name="Table20.A2" office:value-type="string">
              <text:p text:style-name="P8"><text:user-field-get text:name="report.vision.middle_right">report.vision.middle_right</text:user-field-get></text:p>
            </table:table-cell>
            <table:table-cell table:style-name="Table20.A2" office:value-type="string">
              <text:p text:style-name="P8"/>
            </table:table-cell>
            <table:table-cell table:style-name="Table20.E2" office:value-type="string">
              <text:p text:style-name="P8"/>
            </table:table-cell>
          </table:table-row>
          <table:table-row>
            <table:table-cell table:style-name="Table20.A2" office:value-type="string">
              <text:p text:style-name="P8">Covered</text:p>
            </table:table-cell>
            <table:table-cell table:style-name="Table20.A2" office:value-type="string">
              <text:p text:style-name="P8"><text:user-field-get text:name="report.vision.middle_left_occluded">report.vision.middle_left_occluded</text:user-field-get></text:p>
            </table:table-cell>
            <table:table-cell table:style-name="Table20.A2" office:value-type="string">
              <text:p text:style-name="P8"><text:user-field-get text:name="report.vision.middle_right_occluded">report.vision.middle_right_occluded</text:user-field-get></text:p>
            </table:table-cell>
            <table:table-cell table:style-name="Table20.A2" office:value-type="string">
              <text:p text:style-name="P8"/>
            </table:table-cell>
            <table:table-cell table:style-name="Table20.E2" office:value-type="string">
              <text:p text:style-name="P8"/>
            </table:table-cell>
          </table:table-row>
        </table:table>
        <text:p text:style-name="P17"/>
        <text:p text:style-name="P17">Near</text:p>
        <table:table table:name="Table21" table:style-name="Table21">
          <table:table-column table:style-name="Table21.A"/>
          <table:table-column table:style-name="Table21.B"/>
          <table:table-column table:style-name="Table21.A"/>
          <table:table-column table:style-name="Table21.B"/>
          <table:table-column table:style-name="Table21.E"/>
          <table:table-row>
            <table:table-cell table:style-name="Table21.A1" office:value-type="string">
              <text:p text:style-name="P8"/>
            </table:table-cell>
            <table:table-cell table:style-name="Table21.A1" office:value-type="string">
              <text:p text:style-name="P8">Left</text:p>
            </table:table-cell>
            <table:table-cell table:style-name="Table21.A1" office:value-type="string">
              <text:p text:style-name="P8">right</text:p>
            </table:table-cell>
            <table:table-cell table:style-name="Table21.A1" office:value-type="string">
              <text:p text:style-name="P8">both</text:p>
            </table:table-cell>
            <table:table-cell table:style-name="Table21.E1" office:value-type="string">
              <text:p text:style-name="P8"/>
            </table:table-cell>
          </table:table-row>
          <table:table-row>
            <table:table-cell table:style-name="Table21.A2" office:value-type="string">
              <text:p text:style-name="P8">distance</text:p>
            </table:table-cell>
            <table:table-cell table:style-name="Table21.A2" office:value-type="string">
              <text:p text:style-name="P8"/>
            </table:table-cell>
            <table:table-cell table:style-name="Table21.A2" office:value-type="string">
              <text:p text:style-name="P8"/>
            </table:table-cell>
            <table:table-cell table:style-name="Table21.A2" office:value-type="string">
              <text:p text:style-name="P8"><text:user-field-get text:name="report.vision.near_both">report.vision.near_both</text:user-field-get></text:p>
            </table:table-cell>
            <table:table-cell table:style-name="Table21.E2" office:value-type="string">
              <text:p text:style-name="P8"><text:user-field-get text:name="report.vision.correction_present_near">report.vision.correction_present_near</text:user-field-get></text:p>
            </table:table-cell>
          </table:table-row>
          <table:table-row>
            <table:table-cell table:style-name="Table21.A2" office:value-type="string">
              <text:p text:style-name="P8">Not Covered</text:p>
            </table:table-cell>
            <table:table-cell table:style-name="Table21.A2" office:value-type="string">
              <text:p text:style-name="P8"><text:user-field-get text:name="report.vision.near_left">report.vision.near_left</text:user-field-get></text:p>
            </table:table-cell>
            <table:table-cell table:style-name="Table21.A2" office:value-type="string">
              <text:p text:style-name="P8"><text:user-field-get text:name="report.vision.near_right">report.vision.near_right</text:user-field-get></text:p>
            </table:table-cell>
            <table:table-cell table:style-name="Table21.A2" office:value-type="string">
              <text:p text:style-name="P8"/>
            </table:table-cell>
            <table:table-cell table:style-name="Table21.E2" office:value-type="string">
              <text:p text:style-name="P8"/>
            </table:table-cell>
          </table:table-row>
          <table:table-row>
            <table:table-cell table:style-name="Table21.A2" office:value-type="string">
              <text:p text:style-name="P8">Covered</text:p>
            </table:table-cell>
            <table:table-cell table:style-name="Table21.A2" office:value-type="string">
              <text:p text:style-name="P8"><text:user-field-get text:name="report.vision.near_left_occluded">report.vision.near_left_occluded</text:user-field-get></text:p>
            </table:table-cell>
            <table:table-cell table:style-name="Table21.A2" office:value-type="string">
              <text:p text:style-name="P8"><text:user-field-get text:name="report.vision.near_right_occluded">report.vision.near_right_occluded</text:user-field-get></text:p>
            </table:table-cell>
            <table:table-cell table:style-name="Table21.A2" office:value-type="string">
              <text:p text:style-name="P8"/>
            </table:table-cell>
            <table:table-cell table:style-name="Table21.E2" office:value-type="string">
              <text:p text:style-name="P8"/>
            </table:table-cell>
          </table:table-row>
        </table:table>
        <text:p text:style-name="Standard"/>
        <table:table table:name="Table22" table:style-name="Table22">
          <table:table-column table:style-name="Table22.A"/>
          <table:table-column table:style-name="Table22.B"/>
          <table:table-column table:style-name="Table22.C"/>
          <table:table-row>
            <table:table-cell table:style-name="Table22.A1" office:value-type="string">
              <text:p text:style-name="P9"/>
            </table:table-cell>
            <table:table-cell table:style-name="Table22.A1" office:value-type="string">
              <text:p text:style-name="P9">Left</text:p>
            </table:table-cell>
            <table:table-cell table:style-name="Table22.C1" office:value-type="string">
              <text:p text:style-name="P9">Right</text:p>
            </table:table-cell>
          </table:table-row>
          <table:table-row table:style-name="Table22.2">
            <table:table-cell table:style-name="Table22.A2" office:value-type="string">
              <text:p text:style-name="P9">Horizontal</text:p>
            </table:table-cell>
            <table:table-cell table:style-name="Table22.A2" office:value-type="string">
              <text:p text:style-name="P9"><text:user-field-get text:name="report.vision.horizontal_fields_left">report.vision.horizontal_fields_left</text:user-field-get></text:p>
            </table:table-cell>
            <table:table-cell table:style-name="Table22.C2" office:value-type="string">
              <text:p text:style-name="P9"><text:user-field-get text:name="report.vision.horizontal_fields_right">report.vision.horizontal_fields_right</text:user-field-get></text:p>
            </table:table-cell>
          </table:table-row>
        </table:table>
        <table:table table:name="Table23" table:style-name="Table23">
          <table:table-column table:style-name="Table23.A"/>
          <table:table-column table:style-name="Table23.B"/>
          <table:table-row>
            <table:table-cell table:style-name="Table23.A1" office:value-type="string">
              <text:p text:style-name="P9">Colour</text:p>
            </table:table-cell>
            <table:table-cell table:style-name="Table23.B1" office:value-type="string">
              <text:p text:style-name="P9">Glaucoma</text:p>
            </table:table-cell>
          </table:table-row>
          <table:table-row>
            <table:table-cell table:style-name="Table23.A2" office:value-type="string">
              <text:p text:style-name="P9"><text:user-field-get text:name="report.vision.colour">report.vision.colour</text:user-field-get></text:p>
            </table:table-cell>
            <table:table-cell table:style-name="Table23.B2" office:value-type="string">
              <text:p text:style-name="P9"><text:user-field-get text:name="report.vision.glaucoma">report.vision.glaucoma</text:user-field-get></text:p>
            </table:table-cell>
          </table:table-row>
        </table:table>
        <text:p text:style-name="Standard"/>
        <text:p text:style-name="Standard"/>
      </text:section>
      <text:p text:style-name="P1"/>
      <text:p text:style-name="Standard"><text:user-field-get text:name="section.report.vision_and_hearing">section:report.vision_and_hearing</text:user-field-get></text:p>
      <text:section text:style-name="Sect1" text:name="section:report.vision_and_hearing">
        <text:h text:style-name="Report_20_section_20_heading" text:outline-level="2"><draw:frame draw:style-name="fr9" draw:name="graphics19" text:anchor-type="paragraph" svg:x="-2.141cm" svg:y="0.466cm" svg:width="1.972cm" svg:height="2cm" draw:z-index="65"><draw:image xlink:href="Pictures/200000020000007900000079F2C09FBA.eps" xlink:type="simple" xlink:show="embed" xlink:actuate="onLoad"/></draw:frame><text:bookmark-start text:name="__RefHeading__1624_1473625440"/>Hearing<text:bookmark-end text:name="__RefHeading__1624_1473625440"/></text:h>
        <text:p text:style-name="Text_20_body">Lorem ipsum has been the industry’s standard dummy text.</text:p>
        <text:p text:style-name="P17">Readings</text:p>
        <text:p text:style-name="Standard"><draw:frame draw:style-name="fr4" draw:name="Frame22" text:anchor-type="paragraph" svg:width="17cm" style:rel-width="100%" draw:z-index="66"><draw:text-box fo:min-height="0.499cm"><text:p text:style-name="Information_20_box_20_heading">Information</text:p><text:p text:style-name="Information_20_box_20_content">Hearings measurements info</text:p></draw:text-box></draw:frame></text:p>
        <table:table table:name="Table18" table:style-name="Table18">
          <table:table-column table:style-name="Table18.A"/>
          <table:table-column table:style-name="Table18.B"/>
          <table:table-row>
            <table:table-cell table:style-name="Table18.A1" office:value-type="string">
              <text:p text:style-name="Information_20_box_20_heading">Left Ear</text:p>
            </table:table-cell>
            <table:table-cell table:style-name="Table18.A1" office:value-type="string">
              <text:p text:style-name="Information_20_box_20_heading">Right Ear</text:p>
            </table:table-cell>
          </table:table-row>
          <table:table-row>
            <table:table-cell table:style-name="Table18.A1" office:value-type="string">
              <text:p text:style-name="Table_20_Contents"><text:user-field-get text:name="image.graphs.fitness.vo2.current">image:graphs.vision_and_hearing.hearing.left</text:user-field-get></text:p>
              <text:p text:style-name="Table_20_Contents"><draw:frame draw:style-name="fr15" draw:name="graphics17" text:anchor-type="as-char" svg:width="6.787cm" svg:height="5.001cm" draw:z-index="67"><draw:image xlink:href="Pictures/2000000200000052000000535152144D.eps" xlink:type="simple" xlink:show="embed" xlink:actuate="onLoad"/></draw:frame></text:p>
            </table:table-cell>
            <table:table-cell table:style-name="Table18.A1" office:value-type="string">
              <text:p text:style-name="Table_20_Contents"><text:user-field-get text:name="image.graphs.fitness.vo2.historic">image:graphs.vision_and_hearing.hearing.right</text:user-field-get></text:p>
              <text:p text:style-name="Table_20_Contents"><draw:frame draw:style-name="fr15" draw:name="graphics18" text:anchor-type="as-char" svg:width="7.022cm" svg:height="5.001cm" draw:z-index="68"><draw:image xlink:href="Pictures/2000000200000052000000535152144D.eps" xlink:type="simple" xlink:show="embed" xlink:actuate="onLoad"/></draw:frame></text:p>
            </table:table-cell>
          </table:table-row>
          <table:table-row>
            <table:table-cell table:style-name="Table18.A1" office:value-type="string">
              <text:p text:style-name="Text_20_body"><text:user-field-get text:name="graphs.vision_and_hearing.hearing.left.annotation">graphs.vision_and_hearing.hearing.left.annotation</text:user-field-get></text:p>
            </table:table-cell>
            <table:table-cell table:style-name="Table18.A1" office:value-type="string">
              <text:p text:style-name="Text_20_body"><text:user-field-get text:name="graphs.vision_and_hearing.hearing.right.annotation">graphs.vision_and_hearing.hearing.right.annotation</text:user-field-get></text:p>
            </table:table-cell>
          </table:table-row>
        </table:table>
        <text:p text:style-name="Standard"/>
      </text:section>
      <text:h text:style-name="Report_20_section_20_heading" text:outline-level="2"/>
      <text:p text:style-name="Text_20_body"/>
      <text:p text:style-name="Text_20_body"/>
      <text:p text:style-name="Text_20_body"/>
      <text:p text:style-name="Text_20_body"/>
      <text:p text:style-name="Text_20_body"/>
      <text:p text:style-name="Text_20_body"/>
      <text:p text:style-name="P3"/>
      <text:p text:style-name="Text_20_body"><text:user-field-get text:name="section.report.lab_test_results">section:report.lab_test_results</text:user-field-get></text:p>
      <text:section text:style-name="Sect1" text:name="lab_test_results">
        <text:h text:style-name="Report_20_section_20_heading" text:outline-level="2">Lab Test Results</text:h>
        <text:p text:style-name="Text_20_body"/>
        <text:p text:style-name="Text_20_body"><text:user-field-get text:name="context.report.lab_test_results.groups">context:report.lab_test_results.groups</text:user-field-get></text:p>
        <table:table table:name="Table24" table:style-name="Table24">
          <table:table-column table:style-name="Table24.A"/>
          <table:table-row>
            <table:table-cell table:style-name="Table24.A1" office:value-type="string">
              <text:p text:style-name="P10"/>
              <text:p text:style-name="P10"><text:user-field-get text:name="group_name">.group_name</text:user-field-get></text:p>
              <text:p text:style-name="P10"/>
            </table:table-cell>
          </table:table-row>
          <table:table-row>
            <table:table-cell table:style-name="Table24.A1" office:value-type="string">
              <text:p text:style-name="Table_20_Contents"/>
              <text:p text:style-name="P11">Review notes</text:p>
              <text:p text:style-name="Table_20_Contents"/>
              <text:p text:style-name="P12"><text:user-field-get text:name="review_notes">.review_notes</text:user-field-get></text:p>
              <text:p text:style-name="Table_20_Contents"/>
            </table:table-cell>
          </table:table-row>
          <table:table-row>
            <table:table-cell table:style-name="Table24.A1" office:value-type="string">
              <text:p text:style-name="Table_20_Contents"/>
              <table:table table:name="Table25" table:style-name="Table25">
                <table:table-column table:style-name="Table25.A" table:number-columns-repeated="3"/>
                <table:table-column table:style-name="Table25.D"/>
                <table:table-column table:style-name="Table25.E"/>
                <table:table-header-rows>
                  <table:table-row>
                    <table:table-cell table:style-name="Table25.A1" office:value-type="string">
                      <text:p text:style-name="P20">Test name</text:p>
                    </table:table-cell>
                    <table:table-cell table:style-name="Table25.A1" office:value-type="string">
                      <text:p text:style-name="P20">Current</text:p>
                    </table:table-cell>
                    <table:table-cell table:style-name="Table25.A1" office:value-type="string">
                      <text:p text:style-name="P20">Ideal</text:p>
                    </table:table-cell>
                    <table:table-cell table:style-name="Table25.A1" office:value-type="string">
                      <text:p text:style-name="P20">Status</text:p>
                    </table:table-cell>
                    <table:table-cell table:style-name="Table25.A1" office:value-type="string">
                      <text:p text:style-name="P20">Previous Result</text:p>
                    </table:table-cell>
                  </table:table-row>
                </table:table-header-rows>
              </table:table>
              <text:p text:style-name="Table_20_Contents"><text:user-field-get text:name="context.results">context:.results</text:user-field-get></text:p>
              <table:table table:name="Table26" table:style-name="Table26">
                <table:table-column table:style-name="Table26.A" table:number-columns-repeated="3"/>
                <table:table-column table:style-name="Table26.D"/>
                <table:table-column table:style-name="Table26.E"/>
                <table:table-row>
                  <table:table-cell table:style-name="Table26.A1" office:value-type="string">
                    <text:p text:style-name="Table_20_Contents"><text:user-field-get text:name="observation_name">.observation_name</text:user-field-get></text:p>
                  </table:table-cell>
                  <table:table-cell table:style-name="Table26.A1" office:value-type="string">
                    <text:p text:style-name="Table_20_Contents"><text:user-field-get text:name="observation_value">.observation_value</text:user-field-get></text:p>
                  </table:table-cell>
                  <table:table-cell table:style-name="Table26.A1" office:value-type="string">
                    <text:p text:style-name="Table_20_Contents"><text:user-field-get text:name="reference_range">.reference_range</text:user-field-get></text:p>
                  </table:table-cell>
                  <table:table-cell table:style-name="Table26.A1" office:value-type="string">
                    <text:p text:style-name="Table_20_Contents"><text:user-field-get text:name="abnormal_description">.abnormal_description</text:user-field-get></text:p>
                  </table:table-cell>
                  <table:table-cell table:style-name="Table26.E1" office:value-type="string">
                    <text:p text:style-name="Table_20_Contents"><text:user-field-get text:name="previous_observation_value">.previous_observation_value</text:user-field-get></text:p>
                  </table:table-cell>
                </table:table-row>
              </table:table>
              <text:p text:style-name="Table_20_Contents"/>
              <text:p text:style-name="Table_20_Contents"/>
            </table:table-cell>
          </table:table-row>
          <table:table-row>
            <table:table-cell table:style-name="Table24.A1" office:value-type="string">
              <text:p text:style-name="P19"/>
              <text:p text:style-name="P19"/>
            </table:table-cell>
          </table:table-row>
        </table:table>
        <text:p text:style-name="Text_20_body"/>
        <text:p text:style-name="Text_20_body"/>
      </text:section>
      <text:p text:style-name="P27"><draw:frame draw:style-name="fr6" draw:name="Frame6" text:anchor-type="paragraph" svg:x="0cm" svg:y="27.342cm" fo:min-width="21.001cm" style:rel-width="100%" draw:z-index="6"><draw:text-box fo:min-height="0.499cm"><text:p text:style-name="P14"><text:tab/><text:user-field-get text:name="appointment.date">appointment.date</text:user-field-get> <text:user-field-get text:name="patient.name">patient.fullname</text:user-field-get> <text:tab/>bupa.co.uk</text:p></draw:text-box></draw:frame><draw:frame draw:style-name="fr7" draw:name="Frame1" text:anchor-type="paragraph" svg:x="14.011cm" svg:y="2.03cm" svg:width="5.299cm" draw:z-index="7"><draw:text-box fo:min-height="4.094cm"><text:p text:style-name="P35">Bupa Health Assessments are </text:p><text:p text:style-name="Back_20_cover_20_text">provided by or on behalf of Bupa </text:p><text:p text:style-name="Back_20_cover_20_text">Occupational Health Limited. </text:p><text:p text:style-name="Back_20_cover_20_text">Registered in England and Wales </text:p><text:p text:style-name="Back_20_cover_20_text">No. 631336. Registered Office: </text:p><text:p text:style-name="Back_20_cover_20_text">Bupa House, 15-19 Bloomsbury </text:p><text:p text:style-name="Back_20_cover_20_text">Way, London WC1A 2BA.</text:p><text:p text:style-name="Back_20_cover_20_text"/><text:p text:style-name="Back_20_cover_20_text">© Bupa 2014</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ingbats" svg:font-family="Dingbats" style:font-pitch="variable" style:font-charset="x-symbol"/>
    <style:font-face style:name="Lohit Devanagari1" svg:font-family="'Lohit Devanagari'"/>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page-number="auto"/>
      <style:text-properties style:font-name="Liberation Sans1" fo:font-size="11pt"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20%"/>
      <style:text-properties style:font-name="Liberation Sans1" fo:font-size="11pt" style:font-size-asian="10.5pt" style:font-weight-asian="normal"/>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text-transform="uppercase" fo:color="#009ee0" fo:font-size="130%" fo:font-weight="normal"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page-number="auto"/>
      <style:text-properties fo:color="#009ee0" fo:font-size="115%" fo:font-weight="bold"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font-size-asian="10.5pt" style:font-weight-asian="normal"/>
    </style:style>
    <style:style style:name="Table_20_Contents" style:display-name="Table Contents" style:family="paragraph" style:parent-style-name="Standard" style:class="extra" style:master-page-name="">
      <style:paragraph-properties style:page-number="auto" fo:background-color="transparent" fo:padding="0cm" fo:border="none" style:shadow="none" text:number-lines="false" text:line-number="0">
        <style:background-image/>
      </style:paragraph-properties>
      <style:text-properties style:font-name="Liberation Sans1" fo:font-size="11pt" style:font-size-asian="10.5pt" style:font-weight-asian="normal"/>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0066ff" text:number-lines="false" text:line-number="0">
        <style:background-image/>
      </style:paragraph-properties>
      <style:text-properties fo:color="#ffffff" style:font-name="Liberation Sans2" fo:font-size="13pt" fo:font-weight="bold" style:font-size-asian="10.5pt" style:font-weight-asian="normal" style:font-weight-complex="bold"/>
    </style:style>
    <style:style style:name="FrontPage_20_Heading" style:display-name="FrontPage Heading" style:family="paragraph" style:parent-style-name="Header" style:master-page-name="">
      <style:paragraph-properties fo:margin-top="0cm" fo:margin-bottom="0.4cm" fo:line-height="90%" style:page-number="auto" style:shadow="none"/>
      <style:text-properties fo:color="#009ee0" fo:font-size="26pt" fo:font-weight="bold" style:font-size-asian="10.5pt" style:font-weight-asian="normal"/>
    </style:style>
    <style:style style:name="FrontPage_20_Frame" style:display-name="FrontPage Frame" style:family="paragraph" style:parent-style-name="Frame_20_contents">
      <style:text-properties style:use-window-font-color="true" style:font-size-asian="10.5pt" style:font-weight-asian="normal"/>
    </style:style>
    <style:style style:name="IndexHeading" style:family="paragraph" style:parent-style-name="Heading">
      <style:paragraph-properties fo:margin-left="4.001cm" fo:margin-right="4.001cm" fo:margin-top="2cm" fo:margin-bottom="1cm" fo:text-indent="0cm" style:auto-text-indent="false"/>
      <style:text-properties fo:color="#009ee0" fo:font-size="22pt" fo:font-weight="bold" style:font-weight-asian="normal"/>
    </style:style>
    <style:style style:name="Index_20_listing" style:display-name="Index listing" style:family="paragraph" style:parent-style-name="Standard" style:master-page-name="">
      <style:paragraph-properties fo:margin-left="4.001cm" fo:margin-right="4.001cm" fo:margin-top="0cm" fo:margin-bottom="0.199cm" fo:text-indent="0cm" style:auto-text-indent="false" style:page-number="auto" fo:background-color="transparent" style:shadow="none">
        <style:tab-stops>
          <style:tab-stop style:position="0cm" style:type="right"/>
          <style:tab-stop style:position="9.999cm" style:type="right"/>
        </style:tab-stops>
        <style:background-image/>
      </style:paragraph-properties>
      <style:text-properties fo:color="#666666" fo:font-weight="bold" style:font-size-asian="10.5pt" style:font-weight-asian="normal"/>
    </style:style>
    <style:style style:name="Table_20_Contents_20_Highlighted" style:display-name="Table Contents Highlighted" style:family="paragraph" style:parent-style-name="Table_20_Contents">
      <style:text-properties fo:color="#009ee0" fo:font-weight="bold" style:font-size-asian="10.5pt" style:font-weight-asian="normal"/>
    </style:style>
    <style:style style:name="Zebra_20_table_20_header" style:display-name="Zebra table header" style:family="paragraph" style:parent-style-name="Table_20_Heading" style:master-page-name="">
      <style:paragraph-properties style:page-number="auto" fo:background-color="#40b6e8" fo:padding="0.101cm" fo:border="0.002cm solid #40b6e8" style:shadow="none">
        <style:background-image/>
      </style:paragraph-properties>
      <style:text-properties fo:color="#ffffff" fo:font-size="12pt" fo:font-weight="normal" style:font-size-asian="10.5pt" style:font-weight-asian="normal"/>
    </style:style>
    <style:style style:name="Table_20_Contents_20_Zebra1" style:display-name="Table Contents Zebra1" style:family="paragraph" style:parent-style-name="Table_20_Contents"/>
    <style:style style:name="Table_20_Contents_20_Zebra_20_1" style:display-name="Table Contents Zebra 1" style:family="paragraph" style:parent-style-name="Table_20_Contents" style:master-page-name="">
      <style:paragraph-properties style:page-number="auto" fo:background-color="#7fceef" fo:padding="0.101cm" fo:border="0.002cm solid #7fceef" style:shadow="none">
        <style:background-image/>
      </style:paragraph-properties>
      <style:text-properties style:font-size-asian="10.5pt"/>
    </style:style>
    <style:style style:name="Table_20_Contents_20_Zebra_20_2" style:display-name="Table Contents Zebra 2" style:family="paragraph" style:parent-style-name="Table_20_Contents_20_Zebra_20_1">
      <style:paragraph-properties fo:background-color="#bfe7f7" fo:padding="0.101cm" fo:border="0.002cm solid #bfe7f7">
        <style:background-image/>
      </style:paragraph-properties>
    </style:style>
    <style:style style:name="No_20_content_20_style" style:display-name="No content style" style:family="paragraph" style:parent-style-name="Standard"/>
    <style:style style:name="Medical_20_summary_20_intro" style:display-name="Medical summary intro" style:family="paragraph" style:parent-style-name="Text_20_body">
      <style:text-properties fo:color="#6c6e71" fo:font-size="12pt" fo:font-weight="bold" style:font-size-asian="10.5pt" style:font-weight-asian="normal"/>
    </style:style>
    <style:style style:name="Heading_20_4" style:display-name="Heading 4" style:family="paragraph" style:parent-style-name="Heading" style:next-style-name="Text_20_body" style:default-outline-level="4" style:class="text">
      <style:paragraph-properties fo:margin-left="0cm" fo:margin-right="0cm" fo:margin-top="0.101cm" fo:margin-bottom="0.101cm" fo:text-indent="0cm" style:auto-text-indent="false"/>
      <style:text-properties fo:color="#009ee0" fo:font-size="105%" fo:font-style="normal" fo:font-weight="normal" style:font-size-asian="95%" style:font-style-asian="italic" style:font-weight-asian="bold" style:font-size-complex="95%" style:font-style-complex="italic" style:font-weight-complex="bold"/>
    </style:style>
    <style:style style:name="Table_20_Contents_20_Zebra_20_light" style:display-name="Table Contents Zebra light" style:family="paragraph" style:parent-style-name="Table_20_Contents_20_Zebra_20_1">
      <style:paragraph-properties fo:background-color="#ffffff">
        <style:background-image/>
      </style:paragraph-properties>
    </style:style>
    <style:style style:name="Back_20_cover_20_text" style:display-name="Back cover text" style:family="paragraph" style:parent-style-name="Standard">
      <style:paragraph-properties fo:background-color="transparent">
        <style:background-image/>
      </style:paragraph-properties>
      <style:text-properties fo:color="#009ee0" fo:font-size="10pt" style:font-size-asian="10.5pt"/>
    </style:style>
    <style:style style:name="Report_20_heading_20_4" style:display-name="Report heading 4" style:family="paragraph" style:parent-style-name="Heading_20_4" style:default-outline-level="" style:list-style-name="">
      <style:paragraph-properties fo:margin-top="0.101cm" fo:margin-bottom="0.199cm"/>
      <style:text-properties fo:color="#009ee0" fo:font-size="95%"/>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Report_20_heading_20_5" style:display-name="Report heading 5" style:family="paragraph" style:parent-style-name="Heading_20_5" style:default-outline-level="" style:list-style-name="">
      <style:text-properties fo:color="#6c6e71" style:font-weight-asian="normal"/>
    </style:style>
    <style:style style:name="Information_20_box_20_heading" style:display-name="Information box heading" style:family="paragraph" style:parent-style-name="Frame_20_contents">
      <style:paragraph-properties fo:margin-top="0.199cm" fo:margin-bottom="0.4cm"/>
      <style:text-properties fo:color="#009ee0" fo:font-size="13pt" fo:font-weight="bold" style:font-size-asian="10.5pt" style:font-weight-asian="normal"/>
    </style:style>
    <style:style style:name="Information_20_box_20_content" style:display-name="Information box content" style:family="paragraph" style:parent-style-name="Frame_20_contents">
      <style:paragraph-properties fo:margin-top="0cm" fo:margin-bottom="0.199cm"/>
    </style:style>
    <style:style style:name="Index_20_listing_20_light" style:display-name="Index listing light" style:family="paragraph" style:parent-style-name="Index_20_listing" style:auto-update="true">
      <style:text-properties fo:font-weight="normal" style:font-size-asian="10.5pt" style:font-weight-asian="normal"/>
    </style:style>
    <style:style style:name="Report_20_section_20_heading" style:display-name="Report section heading" style:family="paragraph" style:parent-style-name="Heading_20_2" style:auto-update="true" style:default-outline-level="2" style:list-style-name="">
      <style:text-properties fo:text-transform="upperca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efault_20_Text_20_Bold" style:display-name="Default Text Bold" style:family="text">
      <style:text-properties fo:font-weight="bold" style:font-size-asian="10.5pt"/>
    </style:style>
    <style:style style:name="Default_20_Text_20_Italic" style:display-name="Default Text Italic" style:family="text">
      <style:text-properties fo:font-style="italic" style:font-size-asian="10.5pt"/>
    </style:style>
    <style:style style:name="Default_20_Text_20_Underline" style:display-name="Default Text Underline" style:family="text">
      <style:text-properties style:text-underline-style="solid" style:text-underline-width="auto" style:text-underline-color="font-color"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break-before="page"/>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break-before="pag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cm" fo:margin-bottom="0cm" fo:margin-left="0cm" fo:margin-right="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4.001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175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1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14">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Back_20_page" style:display-name="Back page" style:page-layout-name="Mpm3" style:next-style-name="Standard">
      <style:footer>
        <text:p text:style-name="Footer"/>
      </style:footer>
    </style:master-page>
    <style:master-page style:name="Report" style:page-layout-name="Mpm4">
      <style:header>
        <text:user-field-decls>
          <text:user-field-decl office:value-type="string" office:string-value="patient.dob" text:name="patient.date_of_birth_long"/>
          <text:user-field-decl office:value-type="string" office:string-value="patient.id" text:name="patient.ibs_number"/>
          <text:user-field-decl office:value-type="string" office:string-value="patient.fullname" text:name="patient.name"/>
        </text:user-field-decls>
        <text:p text:style-name="Header"/>
        <text:p text:style-name="MP1"/>
        <text:p text:style-name="Header"/>
        <text:p text:style-name="Header"><text:user-field-get text:name="patient.name">patient.fullname</text:user-field-get> (<text:user-field-get text:name="patient.ibs_number">patient.id</text:user-field-get>) - <text:user-field-get text:name="patient.date_of_birth_long">patient.dob</text:user-field-get></text:p>
      </style:header>
      <style:footer>
        <text:p text:style-name="MP2"><text:page-number text:select-page="current"/> of <text:page-count>28</text:page-count></text:p>
      </style:footer>
    </style:master-page>
    <style:master-page style:name="Plan" style:page-layout-name="Mpm5">
      <style:header>
        <text:user-field-decls>
          <text:user-field-decl office:value-type="string" office:string-value="patient.dob" text:name="patient.date_of_birth_long"/>
          <text:user-field-decl office:value-type="string" office:string-value="patient.id" text:name="patient.ibs_number"/>
          <text:user-field-decl office:value-type="string" office:string-value="patient.fullname" text:name="patient.name"/>
        </text:user-field-decls>
        <text:p text:style-name="Header"><text:user-field-get text:name="patient.name">patient.fullname</text:user-field-get> (<text:user-field-get text:name="patient.ibs_number">patient.id</text:user-field-get>) - <text:user-field-get text:name="patient.date_of_birth_long">patient.dob</text:user-field-get></text:p>
      </style:header>
      <style:footer>
        <text:p text:style-name="MP2"/>
        <text:p text:style-name="MP3"><text:page-number text:select-page="current">27</text:page-number> of <text:page-count>28</text:page-count></text:p>
      </style:footer>
    </style:master-page>
    <style:master-page style:name="Summary" style:page-layout-name="Mpm6" style:next-style-name="Plan">
      <style:header>
        <text:user-field-decls>
          <text:user-field-decl office:value-type="string" office:string-value="patient.dob" text:name="patient.date_of_birth_long"/>
          <text:user-field-decl office:value-type="string" office:string-value="patient.id" text:name="patient.ibs_number"/>
          <text:user-field-decl office:value-type="string" office:string-value="patient.fullname" text:name="patient.name"/>
        </text:user-field-decls>
        <text:p text:style-name="Header"><text:user-field-get text:name="patient.name">patient.fullname</text:user-field-get> (<text:user-field-get text:name="patient.ibs_number">patient.id</text:user-field-get>) - <text:user-field-get text:name="patient.date_of_birth_long">patient.dob</text:user-field-get></text:p>
      </style:header>
      <style:footer>
        <text:p text:style-name="MP2"><text:page-number text:select-page="current">6</text:page-number> of <text:page-count>28</text:page-count></text:p>
      </style:footer>
    </style:master-page>
    <style:master-page style:name="Right_20_Page" style:display-name="Right Page" style:page-layout-name="Mpm7" style:next-style-name="Left_20_Page"/>
    <style:master-page style:name="Left_20_Page" style:display-name="Left Page" style:page-layout-name="Mpm8" style:next-style-name="Right_20_Page"/>
    <style:master-page style:name="Landscape" style:page-layout-name="Mpm9"/>
    <style:master-page style:name="Index" style:page-layout-name="Mpm2"/>
    <style:master-page style:name="HTML" style:page-layout-name="Mpm10"/>
    <style:master-page style:name="Footnote" style:page-layout-name="Mpm11"/>
    <style:master-page style:name="Envelope" style:page-layout-name="Mpm12"/>
    <style:master-page style:name="Endnote" style:page-layout-name="Mpm11"/>
    <style:master-page style:name="Previous_20_Visit" style:display-name="Previous Visit" style:page-layout-name="Mpm6" style:next-style-name="Summary">
      <style:header>
        <text:user-field-decls>
          <text:user-field-decl office:value-type="string" office:string-value="patient.dob" text:name="patient.date_of_birth_long"/>
          <text:user-field-decl office:value-type="string" office:string-value="patient.id" text:name="patient.ibs_number"/>
          <text:user-field-decl office:value-type="string" office:string-value="patient.fullname" text:name="patient.name"/>
        </text:user-field-decls>
        <text:p text:style-name="Header"><text:user-field-get text:name="patient.name">patient.fullname</text:user-field-get> (<text:user-field-get text:name="patient.ibs_number">patient.id</text:user-field-get>) - <text:user-field-get text:name="patient.date_of_birth_long">patient.dob</text:user-field-get></text:p>
      </style:header>
      <style:footer>
        <text:p text:style-name="MP2"><text:page-number text:select-page="current">3</text:page-number> of <text:page-count>28</text:page-count></text:p>
      </style:footer>
    </style:master-page>
    <style:master-page style:name="Index_20_Page" style:display-name="Index Page" style:page-layout-name="Mpm13" style:next-style-name="Previous_20_Visit">
      <style:header>
        <text:user-field-decls>
          <text:user-field-decl office:value-type="string" office:string-value="patient.dob" text:name="patient.date_of_birth_long"/>
          <text:user-field-decl office:value-type="string" office:string-value="patient.id" text:name="patient.ibs_number"/>
          <text:user-field-decl office:value-type="string" office:string-value="patient.fullname" text:name="patient.name"/>
        </text:user-field-decls>
        <text:p text:style-name="Header"><text:user-field-get text:name="patient.name">patient.fullname</text:user-field-get> (<text:user-field-get text:name="patient.ibs_number">patient.id</text:user-field-get>) - <text:user-field-get text:name="patient.date_of_birth_long">patient.dob</text:user-field-get></text:p>
      </style:header>
      <style:footer>
        <text:p text:style-name="MP2"><text:page-number text:select-page="current">2</text:page-number> of <text:page-count>28</text:page-count></text:p>
      </style:footer>
    </style:master-page>
    <style:master-page style:name="Cover_20_Page" style:display-name="Cover Page" style:page-layout-name="Mpm14" style:next-style-name="Index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 Hudson</meta:initial-creator>
    <meta:creation-date>2014-08-19T12:52:45.679955573</meta:creation-date>
    <meta:generator>OpenOffice/4.1.1$Win32 OpenOffice.org_project/411m6$Build-9775</meta:generator>
    <dc:date>2014-12-11T16:32:22.84</dc:date>
    <meta:editing-duration>P11DT10H55M35S</meta:editing-duration>
    <meta:editing-cycles>316</meta:editing-cycles>
    <dc:creator>sd </dc:creator>
    <meta:document-statistic meta:table-count="26" meta:image-count="47" meta:object-count="0" meta:page-count="28" meta:paragraph-count="350" meta:word-count="1855" meta:character-count="15124"/>
  </office:meta>
</office:document-meta>
</file>